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 fo:color="#00A65D"/>
    </style:style>
    <style:style style:name="P6" style:parent-style-name="Standard" style:family="paragraph">
      <style:text-properties style:font-name="Arial" fo:color="#00A65D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 fo:background-color="#FFFF00"/>
    </style:style>
    <style:style style:name="T14" style:parent-style-name="DefaultParagraphFont" style:family="text">
      <style:text-properties style:font-name="Arial" fo:background-color="#FFFF00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 fo:color="#00A65D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 fo:background-color="#FFF200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 fo:background-color="#FFF200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 fo:background-color="#FFF200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 fo:color="#00A65D"/>
    </style:style>
    <style:style style:name="P40" style:parent-style-name="Standard" style:family="paragraph">
      <style:text-properties style:font-name="Arial" fo:background-color="#FFF200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T43" style:parent-style-name="DefaultParagraphFont" style:family="text">
      <style:text-properties style:font-name="Arial"/>
    </style:style>
    <style:style style:name="T44" style:parent-style-name="DefaultParagraphFont" style:family="text">
      <style:text-properties style:font-name="Arial" fo:color="#000000"/>
    </style:style>
    <style:style style:name="T45" style:parent-style-name="DefaultParagraphFont" style:family="text">
      <style:text-properties style:font-name="Arial" fo:color="#000000"/>
    </style:style>
    <style:style style:name="P46" style:parent-style-name="Standard" style:family="paragraph">
      <style:text-properties style:font-name="Arial" fo:color="#000000"/>
    </style:style>
    <style:style style:name="P47" style:parent-style-name="Standard" style:family="paragraph">
      <style:text-properties style:font-name="Arial" fo:color="#000000"/>
    </style:style>
    <style:style style:name="P48" style:parent-style-name="Standard" style:family="paragraph">
      <style:text-properties style:font-name="Arial" fo:color="#000000"/>
    </style:style>
    <style:style style:name="P49" style:parent-style-name="Standard" style:family="paragraph">
      <style:text-properties style:font-name="Arial" fo:background-color="#FFF200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 fo:background-color="#FFF200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 fo:background-color="#FFF200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 fo:background-color="#FFF200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 fo:background-color="#FFF200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 fo:background-color="#FFF200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 fo:background-color="#FFF200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family="paragraph">
      <style:text-properties style:font-name="Arial" fo:background-color="#FFF200"/>
    </style:style>
    <style:style style:name="P99" style:parent-style-name="Standard" style:family="paragraph">
      <style:text-properties style:font-name="Arial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 fo:color="#000000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 fo:background-color="#FFF200"/>
    </style:style>
    <style:style style:name="P106" style:parent-style-name="Standard" style:family="paragraph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 fo:background-color="#FFF200"/>
    </style:style>
    <style:style style:name="P113" style:parent-style-name="Standard" style:family="paragraph">
      <style:text-properties style:font-name="Arial"/>
    </style:style>
    <style:style style:name="P114" style:parent-style-name="Standard" style:family="paragraph">
      <style:text-properties style:font-name="Arial"/>
    </style:style>
    <style:style style:name="P115" style:parent-style-name="Standard" style:family="paragraph">
      <style:text-properties style:font-name="Arial"/>
    </style:style>
    <style:style style:name="P116" style:parent-style-name="Standard" style:family="paragraph">
      <style:text-properties style:font-name="Arial"/>
    </style:style>
    <style:style style:name="P117" style:parent-style-name="Standard" style:family="paragraph">
      <style:text-properties style:font-name="Arial"/>
    </style:style>
    <style:style style:name="P118" style:parent-style-name="Standard" style:family="paragraph">
      <style:text-properties style:font-name="Arial"/>
    </style:style>
    <style:style style:name="P119" style:parent-style-name="Standard" style:family="paragraph">
      <style:text-properties style:font-name="Arial" fo:background-color="#FFF200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 fo:background-color="#FFF200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 fo:background-color="#FFF200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 fo:background-color="#FFF200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 fo:background-color="#FFF200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text-properties style:font-name="Arial"/>
    </style:style>
    <style:style style:name="P151" style:parent-style-name="Standard" style:family="paragraph">
      <style:text-properties style:font-name="Arial"/>
    </style:style>
    <style:style style:name="P152" style:parent-style-name="Standard" style:family="paragraph">
      <style:text-properties style:font-name="Arial"/>
    </style:style>
    <style:style style:name="P153" style:parent-style-name="Standard" style:family="paragraph">
      <style:text-properties style:font-name="Arial"/>
    </style:style>
    <style:style style:name="P154" style:parent-style-name="Standard" style:family="paragraph">
      <style:text-properties style:font-name="Arial" fo:background-color="#FFF200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text-properties style:font-name="Arial"/>
    </style:style>
    <style:style style:name="P157" style:parent-style-name="Standard" style:family="paragraph">
      <style:text-properties style:font-name="Arial"/>
    </style:style>
    <style:style style:name="P158" style:parent-style-name="Standard" style:family="paragraph">
      <style:text-properties style:font-name="Arial"/>
    </style:style>
    <style:style style:name="P159" style:parent-style-name="Standard" style:family="paragraph">
      <style:text-properties style:font-name="Arial"/>
    </style:style>
    <style:style style:name="P160" style:parent-style-name="Standard" style:family="paragraph">
      <style:text-properties style:font-name="Arial"/>
    </style:style>
    <style:style style:name="P161" style:parent-style-name="Standard" style:family="paragraph">
      <style:text-properties style:font-name="Arial" fo:background-color="#FFF200"/>
    </style:style>
    <style:style style:name="P162" style:parent-style-name="Standard" style:family="paragraph">
      <style:text-properties style:font-name="Arial"/>
    </style:style>
    <style:style style:name="P163" style:parent-style-name="Standard" style:family="paragraph">
      <style:text-properties style:font-name="Arial"/>
    </style:style>
    <style:style style:name="P164" style:parent-style-name="Standard" style:family="paragraph">
      <style:text-properties style:font-name="Arial"/>
    </style:style>
    <style:style style:name="P165" style:parent-style-name="Standard" style:family="paragraph">
      <style:text-properties style:font-name="Arial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 fo:background-color="#FFF200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 fo:background-color="#FFF200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text-properties style:font-name="Arial"/>
    </style:style>
    <style:style style:name="P180" style:parent-style-name="Standard" style:family="paragraph">
      <style:text-properties style:font-name="Arial"/>
    </style:style>
    <style:style style:name="P181" style:parent-style-name="Standard" style:family="paragraph">
      <style:text-properties style:font-name="Arial"/>
    </style:style>
    <style:style style:name="P182" style:parent-style-name="Standard" style:family="paragraph">
      <style:text-properties style:font-name="Arial" fo:background-color="#FFF200"/>
    </style:style>
    <style:style style:name="P183" style:parent-style-name="Standard" style:family="paragraph">
      <style:text-properties style:font-name="Arial"/>
    </style:style>
    <style:style style:name="P184" style:parent-style-name="Standard" style:family="paragraph">
      <style:text-properties style:font-name="Arial"/>
    </style:style>
    <style:style style:name="P185" style:parent-style-name="Standard" style:family="paragraph">
      <style:text-properties style:font-name="Arial"/>
    </style:style>
    <style:style style:name="P186" style:parent-style-name="Standard" style:family="paragraph">
      <style:text-properties style:font-name="Arial"/>
    </style:style>
    <style:style style:name="P187" style:parent-style-name="Standard" style:family="paragraph">
      <style:text-properties style:font-name="Arial"/>
    </style:style>
    <style:style style:name="P188" style:parent-style-name="Standard" style:family="paragraph">
      <style:text-properties style:font-name="Arial"/>
    </style:style>
    <style:style style:name="P189" style:parent-style-name="Standard" style:family="paragraph">
      <style:text-properties style:font-name="Arial" fo:background-color="#FFF200"/>
    </style:style>
    <style:style style:name="P190" style:parent-style-name="Standard" style:family="paragraph">
      <style:text-properties style:font-name="Arial"/>
    </style:style>
    <style:style style:name="P191" style:parent-style-name="Standard" style:family="paragraph">
      <style:text-properties style:font-name="Arial"/>
    </style:style>
    <style:style style:name="P192" style:parent-style-name="Standard" style:family="paragraph">
      <style:text-properties style:font-name="Arial"/>
    </style:style>
    <style:style style:name="P193" style:parent-style-name="Standard" style:family="paragraph">
      <style:text-properties style:font-name="Arial"/>
    </style:style>
    <style:style style:name="P194" style:parent-style-name="Standard" style:family="paragraph">
      <style:text-properties style:font-name="Arial"/>
    </style:style>
    <style:style style:name="P195" style:parent-style-name="Standard" style:family="paragraph">
      <style:text-properties style:font-name="Arial"/>
    </style:style>
    <style:style style:name="P196" style:parent-style-name="Standard" style:family="paragraph">
      <style:text-properties style:font-name="Arial" fo:background-color="#FFF200"/>
    </style:style>
    <style:style style:name="P197" style:parent-style-name="Standard" style:family="paragraph">
      <style:text-properties style:font-name="Arial"/>
    </style:style>
    <style:style style:name="P198" style:parent-style-name="Standard" style:family="paragraph">
      <style:text-properties style:font-name="Arial"/>
    </style:style>
    <style:style style:name="P199" style:parent-style-name="Standard" style:family="paragraph">
      <style:text-properties style:font-name="Arial"/>
    </style:style>
    <style:style style:name="P200" style:parent-style-name="Standard" style:family="paragraph">
      <style:text-properties style:font-name="Arial"/>
    </style:style>
    <style:style style:name="P201" style:parent-style-name="Standard" style:family="paragraph">
      <style:text-properties style:font-name="Arial"/>
    </style:style>
    <style:style style:name="P202" style:parent-style-name="Standard" style:family="paragraph">
      <style:text-properties style:font-name="Arial"/>
    </style:style>
    <style:style style:name="P203" style:parent-style-name="Standard" style:family="paragraph">
      <style:text-properties style:font-name="Arial" fo:background-color="#FFF200"/>
    </style:style>
    <style:style style:name="P204" style:parent-style-name="Standard" style:family="paragraph">
      <style:text-properties style:font-name="Arial"/>
    </style:style>
    <style:style style:name="P205" style:parent-style-name="Standard" style:family="paragraph">
      <style:text-properties style:font-name="Arial"/>
    </style:style>
    <style:style style:name="P206" style:parent-style-name="Standard" style:family="paragraph">
      <style:text-properties style:font-name="Arial"/>
    </style:style>
    <style:style style:name="P207" style:parent-style-name="Standard" style:family="paragraph">
      <style:text-properties style:font-name="Arial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text-properties style:font-name="Arial"/>
    </style:style>
    <style:style style:name="P210" style:parent-style-name="Standard" style:family="paragraph">
      <style:text-properties style:font-name="Arial" fo:background-color="#FFF200"/>
    </style:style>
    <style:style style:name="P211" style:parent-style-name="Standard" style:family="paragraph">
      <style:text-properties style:font-name="Arial"/>
    </style:style>
    <style:style style:name="P212" style:parent-style-name="Standard" style:family="paragraph">
      <style:text-properties style:font-name="Arial"/>
    </style:style>
    <style:style style:name="P213" style:parent-style-name="Standard" style:family="paragraph">
      <style:text-properties style:font-name="Arial"/>
    </style:style>
    <style:style style:name="P214" style:parent-style-name="Standard" style:family="paragraph">
      <style:text-properties style:font-name="Arial"/>
    </style:style>
    <style:style style:name="P215" style:parent-style-name="Standard" style:family="paragraph">
      <style:text-properties style:font-name="Arial"/>
    </style:style>
    <style:style style:name="P216" style:parent-style-name="Standard" style:family="paragraph">
      <style:text-properties style:font-name="Arial"/>
    </style:style>
    <style:style style:name="P217" style:parent-style-name="Standard" style:family="paragraph">
      <style:text-properties style:font-name="Arial" fo:background-color="#FFF200"/>
    </style:style>
    <style:style style:name="P218" style:parent-style-name="Standard" style:family="paragraph">
      <style:text-properties style:font-name="Arial"/>
    </style:style>
    <style:style style:name="P219" style:parent-style-name="Standard" style:family="paragraph">
      <style:text-properties style:font-name="Arial"/>
    </style:style>
    <style:style style:name="P220" style:parent-style-name="Standard" style:family="paragraph">
      <style:text-properties style:font-name="Arial"/>
    </style:style>
    <style:style style:name="P221" style:parent-style-name="Standard" style:family="paragraph">
      <style:text-properties style:font-name="Arial"/>
    </style:style>
    <style:style style:name="P222" style:parent-style-name="Standard" style:family="paragraph">
      <style:text-properties style:font-name="Arial"/>
    </style:style>
    <style:style style:name="P223" style:parent-style-name="Standard" style:family="paragraph">
      <style:text-properties style:font-name="Arial"/>
    </style:style>
    <style:style style:name="P224" style:parent-style-name="Standard" style:family="paragraph">
      <style:text-properties style:font-name="Arial" fo:background-color="#FFF200"/>
    </style:style>
    <style:style style:name="P225" style:parent-style-name="Standard" style:family="paragraph">
      <style:text-properties style:font-name="Arial"/>
    </style:style>
    <style:style style:name="P226" style:parent-style-name="Standard" style:family="paragraph">
      <style:text-properties style:font-name="Arial"/>
    </style:style>
    <style:style style:name="P227" style:parent-style-name="Standard" style:family="paragraph">
      <style:text-properties style:font-name="Arial"/>
    </style:style>
    <style:style style:name="P228" style:parent-style-name="Standard" style:family="paragraph">
      <style:text-properties style:font-name="Arial"/>
    </style:style>
    <style:style style:name="P229" style:parent-style-name="Standard" style:family="paragraph">
      <style:text-properties style:font-name="Arial"/>
    </style:style>
    <style:style style:name="P230" style:parent-style-name="Standard" style:family="paragraph">
      <style:text-properties style:font-name="Arial"/>
    </style:style>
    <style:style style:name="P231" style:parent-style-name="Standard" style:family="paragraph">
      <style:text-properties style:font-name="Arial" fo:background-color="#FFF200"/>
    </style:style>
    <style:style style:name="P232" style:parent-style-name="Standard" style:family="paragraph">
      <style:text-properties style:font-name="Arial"/>
    </style:style>
    <style:style style:name="P233" style:parent-style-name="Standard" style:family="paragraph">
      <style:text-properties style:font-name="Arial"/>
    </style:style>
    <style:style style:name="P234" style:parent-style-name="Standard" style:family="paragraph">
      <style:text-properties style:font-name="Arial"/>
    </style:style>
    <style:style style:name="P235" style:parent-style-name="Standard" style:family="paragraph">
      <style:text-properties style:font-name="Arial"/>
    </style:style>
    <style:style style:name="P236" style:parent-style-name="Standard" style:family="paragraph">
      <style:text-properties style:font-name="Arial"/>
    </style:style>
    <style:style style:name="P237" style:parent-style-name="Standard" style:family="paragraph">
      <style:text-properties style:font-name="Arial"/>
    </style:style>
    <style:style style:name="P238" style:parent-style-name="Standard" style:family="paragraph">
      <style:text-properties style:font-name="Arial" fo:background-color="#FFF200"/>
    </style:style>
    <style:style style:name="P239" style:parent-style-name="Standard" style:family="paragraph">
      <style:text-properties style:font-name="Arial"/>
    </style:style>
    <style:style style:name="P240" style:parent-style-name="Standard" style:family="paragraph">
      <style:text-properties style:font-name="Arial"/>
    </style:style>
    <style:style style:name="P241" style:parent-style-name="Standard" style:family="paragraph">
      <style:text-properties style:font-name="Arial"/>
    </style:style>
    <style:style style:name="P242" style:parent-style-name="Standard" style:family="paragraph">
      <style:text-properties style:font-name="Arial"/>
    </style:style>
    <style:style style:name="P243" style:parent-style-name="Standard" style:family="paragraph">
      <style:text-properties style:font-name="Arial"/>
    </style:style>
    <style:style style:name="P244" style:parent-style-name="Standard" style:family="paragraph">
      <style:text-properties style:font-name="Arial"/>
    </style:style>
    <style:style style:name="P245" style:parent-style-name="Standard" style:family="paragraph">
      <style:text-properties style:font-name="Arial" fo:background-color="#FFF200"/>
    </style:style>
    <style:style style:name="P246" style:parent-style-name="Standard" style:family="paragraph">
      <style:text-properties style:font-name="Arial"/>
    </style:style>
    <style:style style:name="P247" style:parent-style-name="Standard" style:family="paragraph">
      <style:text-properties style:font-name="Arial"/>
    </style:style>
    <style:style style:name="P248" style:parent-style-name="Standard" style:family="paragraph">
      <style:text-properties style:font-name="Arial"/>
    </style:style>
    <style:style style:name="P249" style:parent-style-name="Standard" style:family="paragraph">
      <style:text-properties style:font-name="Arial"/>
    </style:style>
    <style:style style:name="P250" style:parent-style-name="Standard" style:family="paragraph">
      <style:text-properties style:font-name="Arial"/>
    </style:style>
    <style:style style:name="P251" style:parent-style-name="Standard" style:family="paragraph">
      <style:text-properties style:font-name="Arial"/>
    </style:style>
    <style:style style:name="P252" style:parent-style-name="Standard" style:family="paragraph">
      <style:text-properties style:font-name="Arial" fo:background-color="#FFF200"/>
    </style:style>
    <style:style style:name="P253" style:parent-style-name="Standard" style:family="paragraph">
      <style:text-properties style:font-name="Arial"/>
    </style:style>
    <style:style style:name="P254" style:parent-style-name="Standard" style:family="paragraph">
      <style:text-properties style:font-name="Arial"/>
    </style:style>
    <style:style style:name="P255" style:parent-style-name="Standard" style:family="paragraph">
      <style:text-properties style:font-name="Arial"/>
    </style:style>
    <style:style style:name="P256" style:parent-style-name="Standard" style:family="paragraph">
      <style:text-properties style:font-name="Arial"/>
    </style:style>
    <style:style style:name="P257" style:parent-style-name="Standard" style:family="paragraph">
      <style:text-properties style:font-name="Arial"/>
    </style:style>
    <style:style style:name="P258" style:parent-style-name="Standard" style:family="paragraph">
      <style:text-properties style:font-name="Arial"/>
    </style:style>
    <style:style style:name="P259" style:parent-style-name="Standard" style:family="paragraph">
      <style:text-properties style:font-name="Arial" fo:background-color="#FFF200"/>
    </style:style>
    <style:style style:name="P260" style:parent-style-name="Standard" style:family="paragraph">
      <style:text-properties style:font-name="Arial"/>
    </style:style>
    <style:style style:name="P261" style:parent-style-name="Standard" style:family="paragraph">
      <style:text-properties style:font-name="Arial"/>
    </style:style>
    <style:style style:name="P262" style:parent-style-name="Standard" style:family="paragraph">
      <style:text-properties style:font-name="Arial"/>
    </style:style>
    <style:style style:name="P263" style:parent-style-name="Standard" style:family="paragraph">
      <style:text-properties style:font-name="Arial"/>
    </style:style>
    <style:style style:name="P264" style:parent-style-name="Standard" style:family="paragraph">
      <style:text-properties style:font-name="Arial"/>
    </style:style>
    <style:style style:name="P265" style:parent-style-name="Standard" style:family="paragraph">
      <style:text-properties style:font-name="Arial"/>
    </style:style>
    <style:style style:name="P266" style:parent-style-name="Standard" style:family="paragraph">
      <style:text-properties style:font-name="Arial" fo:background-color="#FFF200"/>
    </style:style>
    <style:style style:name="P267" style:parent-style-name="Standard" style:family="paragraph">
      <style:text-properties style:font-name="Arial"/>
    </style:style>
    <style:style style:name="P268" style:parent-style-name="Standard" style:family="paragraph">
      <style:text-properties style:font-name="Arial"/>
    </style:style>
    <style:style style:name="P269" style:parent-style-name="Standard" style:family="paragraph">
      <style:text-properties style:font-name="Arial"/>
    </style:style>
    <style:style style:name="P270" style:parent-style-name="Standard" style:family="paragraph">
      <style:text-properties style:font-name="Arial"/>
    </style:style>
    <style:style style:name="P271" style:parent-style-name="Standard" style:family="paragraph">
      <style:text-properties style:font-name="Arial"/>
    </style:style>
    <style:style style:name="P272" style:parent-style-name="Standard" style:family="paragraph">
      <style:text-properties style:font-name="Arial"/>
    </style:style>
    <style:style style:name="P273" style:parent-style-name="Standard" style:family="paragraph">
      <style:text-properties style:font-name="Arial" fo:background-color="#FFF200"/>
    </style:style>
    <style:style style:name="P274" style:parent-style-name="Standard" style:family="paragraph">
      <style:text-properties style:font-name="Arial"/>
    </style:style>
    <style:style style:name="P275" style:parent-style-name="Standard" style:family="paragraph">
      <style:text-properties style:font-name="Arial"/>
    </style:style>
    <style:style style:name="P276" style:parent-style-name="Standard" style:family="paragraph">
      <style:text-properties style:font-name="Arial"/>
    </style:style>
    <style:style style:name="P277" style:parent-style-name="Standard" style:family="paragraph">
      <style:text-properties style:font-name="Arial"/>
    </style:style>
    <style:style style:name="P278" style:parent-style-name="Standard" style:family="paragraph">
      <style:text-properties style:font-name="Arial"/>
    </style:style>
    <style:style style:name="P279" style:parent-style-name="Standard" style:family="paragraph">
      <style:text-properties style:font-name="Arial"/>
    </style:style>
    <style:style style:name="P280" style:parent-style-name="Standard" style:family="paragraph">
      <style:text-properties style:font-name="Arial" fo:background-color="#FFF200"/>
    </style:style>
    <style:style style:name="P281" style:parent-style-name="Standard" style:family="paragraph">
      <style:text-properties style:font-name="Arial"/>
    </style:style>
    <style:style style:name="P282" style:parent-style-name="Standard" style:family="paragraph">
      <style:text-properties style:font-name="Arial"/>
    </style:style>
    <style:style style:name="P283" style:parent-style-name="Standard" style:family="paragraph">
      <style:text-properties style:font-name="Arial"/>
    </style:style>
    <style:style style:name="P284" style:parent-style-name="Standard" style:family="paragraph">
      <style:text-properties style:font-name="Arial"/>
    </style:style>
    <style:style style:name="P285" style:parent-style-name="Standard" style:family="paragraph">
      <style:text-properties style:font-name="Arial"/>
    </style:style>
    <style:style style:name="P286" style:parent-style-name="Standard" style:family="paragraph">
      <style:text-properties style:font-name="Arial"/>
    </style:style>
    <style:style style:name="P287" style:parent-style-name="Standard" style:family="paragraph">
      <style:text-properties style:font-name="Arial" fo:background-color="#FFF200"/>
    </style:style>
    <style:style style:name="P288" style:parent-style-name="Standard" style:family="paragraph">
      <style:text-properties style:font-name="Arial"/>
    </style:style>
    <style:style style:name="P289" style:parent-style-name="Standard" style:family="paragraph">
      <style:text-properties style:font-name="Arial"/>
    </style:style>
    <style:style style:name="P290" style:parent-style-name="Standard" style:family="paragraph">
      <style:text-properties style:font-name="Arial"/>
    </style:style>
    <style:style style:name="P291" style:parent-style-name="Standard" style:family="paragraph">
      <style:text-properties style:font-name="Arial"/>
    </style:style>
    <style:style style:name="P292" style:parent-style-name="Standard" style:family="paragraph">
      <style:text-properties style:font-name="Arial"/>
    </style:style>
    <style:style style:name="P293" style:parent-style-name="Standard" style:family="paragraph">
      <style:text-properties style:font-name="Arial"/>
    </style:style>
    <style:style style:name="P294" style:parent-style-name="Standard" style:family="paragraph">
      <style:text-properties style:font-name="Arial" fo:background-color="#FFF200"/>
    </style:style>
    <style:style style:name="P295" style:parent-style-name="Standard" style:family="paragraph">
      <style:text-properties style:font-name="Arial"/>
    </style:style>
    <style:style style:name="P296" style:parent-style-name="Standard" style:family="paragraph">
      <style:text-properties style:font-name="Arial"/>
    </style:style>
    <style:style style:name="P297" style:parent-style-name="Standard" style:family="paragraph">
      <style:text-properties style:font-name="Arial"/>
    </style:style>
    <style:style style:name="P298" style:parent-style-name="Standard" style:family="paragraph">
      <style:text-properties style:font-name="Arial"/>
    </style:style>
    <style:style style:name="P299" style:parent-style-name="Standard" style:family="paragraph">
      <style:text-properties style:font-name="Arial"/>
    </style:style>
    <style:style style:name="P300" style:parent-style-name="Standard" style:family="paragraph">
      <style:text-properties style:font-name="Arial"/>
    </style:style>
    <style:style style:name="P301" style:parent-style-name="Standard" style:family="paragraph">
      <style:text-properties style:font-name="Arial" fo:background-color="#FFF200"/>
    </style:style>
    <style:style style:name="P302" style:parent-style-name="Standard" style:family="paragraph">
      <style:text-properties style:font-name="Arial"/>
    </style:style>
    <style:style style:name="P303" style:parent-style-name="Standard" style:family="paragraph">
      <style:text-properties style:font-name="Arial"/>
    </style:style>
    <style:style style:name="P304" style:parent-style-name="Standard" style:family="paragraph">
      <style:text-properties style:font-name="Arial"/>
    </style:style>
    <style:style style:name="P305" style:parent-style-name="Standard" style:family="paragraph">
      <style:text-properties style:font-name="Arial"/>
    </style:style>
    <style:style style:name="P306" style:parent-style-name="Standard" style:family="paragraph">
      <style:text-properties style:font-name="Arial"/>
    </style:style>
    <style:style style:name="P307" style:parent-style-name="Standard" style:family="paragraph">
      <style:text-properties style:font-name="Arial"/>
    </style:style>
    <style:style style:name="P308" style:parent-style-name="Standard" style:family="paragraph">
      <style:text-properties style:font-name="Arial" fo:background-color="#FFF200"/>
    </style:style>
    <style:style style:name="P309" style:parent-style-name="Standard" style:family="paragraph">
      <style:text-properties style:font-name="Arial"/>
    </style:style>
    <style:style style:name="P310" style:parent-style-name="Standard" style:family="paragraph">
      <style:text-properties style:font-name="Arial"/>
    </style:style>
    <style:style style:name="P311" style:parent-style-name="Standard" style:family="paragraph">
      <style:text-properties style:font-name="Arial"/>
    </style:style>
    <style:style style:name="P312" style:parent-style-name="Standard" style:family="paragraph">
      <style:text-properties style:font-name="Arial"/>
    </style:style>
    <style:style style:name="P313" style:parent-style-name="Standard" style:family="paragraph">
      <style:text-properties style:font-name="Arial"/>
    </style:style>
    <style:style style:name="P314" style:parent-style-name="Standard" style:family="paragraph">
      <style:text-properties style:font-name="Arial" fo:background-color="#FFF200"/>
    </style:style>
    <style:style style:name="P315" style:parent-style-name="Standard" style:family="paragraph">
      <style:text-properties style:font-name="Arial" fo:background-color="#FFF200"/>
    </style:style>
    <style:style style:name="P316" style:parent-style-name="Standard" style:family="paragraph">
      <style:text-properties style:font-name="Arial"/>
    </style:style>
    <style:style style:name="P317" style:parent-style-name="Standard" style:family="paragraph">
      <style:text-properties style:font-name="Arial"/>
    </style:style>
    <style:style style:name="P318" style:parent-style-name="Standard" style:family="paragraph">
      <style:text-properties style:font-name="Arial"/>
    </style:style>
    <style:style style:name="P319" style:parent-style-name="Standard" style:family="paragraph">
      <style:text-properties style:font-name="Arial"/>
    </style:style>
    <style:style style:name="P320" style:parent-style-name="Standard" style:family="paragraph">
      <style:text-properties style:font-name="Arial"/>
    </style:style>
    <style:style style:name="P321" style:parent-style-name="Standard" style:family="paragraph">
      <style:text-properties style:font-name="Arial"/>
    </style:style>
    <style:style style:name="P322" style:parent-style-name="Standard" style:family="paragraph">
      <style:text-properties style:font-name="Arial" fo:background-color="#FFF200"/>
    </style:style>
    <style:style style:name="P323" style:parent-style-name="Standard" style:family="paragraph">
      <style:text-properties style:font-name="Arial"/>
    </style:style>
    <style:style style:name="P324" style:parent-style-name="Standard" style:family="paragraph">
      <style:text-properties style:font-name="Arial"/>
    </style:style>
    <style:style style:name="P325" style:parent-style-name="Standard" style:family="paragraph">
      <style:text-properties style:font-name="Arial"/>
    </style:style>
    <style:style style:name="P326" style:parent-style-name="Standard" style:family="paragraph">
      <style:text-properties style:font-name="Arial"/>
    </style:style>
    <style:style style:name="P327" style:parent-style-name="Standard" style:family="paragraph">
      <style:text-properties style:font-name="Arial"/>
    </style:style>
    <style:style style:name="P328" style:parent-style-name="Standard" style:family="paragraph">
      <style:text-properties style:font-name="Arial"/>
    </style:style>
    <style:style style:name="P329" style:parent-style-name="Standard" style:family="paragraph">
      <style:text-properties style:font-name="Arial" fo:background-color="#FFF200"/>
    </style:style>
    <style:style style:name="P330" style:parent-style-name="Standard" style:family="paragraph">
      <style:text-properties style:font-name="Arial"/>
    </style:style>
    <style:style style:name="P331" style:parent-style-name="Standard" style:family="paragraph">
      <style:text-properties style:font-name="Arial"/>
    </style:style>
    <style:style style:name="P332" style:parent-style-name="Standard" style:family="paragraph">
      <style:text-properties style:font-name="Arial"/>
    </style:style>
    <style:style style:name="P333" style:parent-style-name="Standard" style:family="paragraph">
      <style:text-properties style:font-name="Arial"/>
    </style:style>
    <style:style style:name="P334" style:parent-style-name="Standard" style:family="paragraph">
      <style:text-properties style:font-name="Arial"/>
    </style:style>
    <style:style style:name="P335" style:parent-style-name="Standard" style:family="paragraph">
      <style:text-properties style:font-name="Arial"/>
    </style:style>
    <style:style style:name="P336" style:parent-style-name="Standard" style:family="paragraph">
      <style:text-properties style:font-name="Arial" fo:background-color="#FFF200"/>
    </style:style>
    <style:style style:name="P337" style:parent-style-name="Standard" style:family="paragraph">
      <style:text-properties style:font-name="Arial"/>
    </style:style>
    <style:style style:name="P338" style:parent-style-name="Standard" style:family="paragraph">
      <style:text-properties style:font-name="Arial"/>
    </style:style>
    <style:style style:name="P339" style:parent-style-name="Standard" style:family="paragraph">
      <style:text-properties style:font-name="Arial"/>
    </style:style>
    <style:style style:name="P340" style:parent-style-name="Standard" style:family="paragraph">
      <style:text-properties style:font-name="Arial"/>
    </style:style>
    <style:style style:name="P341" style:parent-style-name="Standard" style:family="paragraph">
      <style:text-properties style:font-name="Arial"/>
    </style:style>
    <style:style style:name="P342" style:parent-style-name="Standard" style:family="paragraph">
      <style:text-properties style:font-name="Arial"/>
    </style:style>
    <style:style style:name="P343" style:parent-style-name="Standard" style:family="paragraph">
      <style:text-properties style:font-name="Arial" fo:background-color="#FFF200"/>
    </style:style>
    <style:style style:name="P344" style:parent-style-name="Standard" style:family="paragraph">
      <style:text-properties style:font-name="Arial"/>
    </style:style>
    <style:style style:name="P345" style:parent-style-name="Standard" style:family="paragraph">
      <style:text-properties style:font-name="Arial"/>
    </style:style>
    <style:style style:name="P346" style:parent-style-name="Standard" style:family="paragraph">
      <style:text-properties style:font-name="Arial"/>
    </style:style>
    <style:style style:name="P347" style:parent-style-name="Standard" style:family="paragraph">
      <style:text-properties style:font-name="Arial"/>
    </style:style>
    <style:style style:name="P348" style:parent-style-name="Standard" style:family="paragraph">
      <style:text-properties style:font-name="Arial"/>
    </style:style>
    <style:style style:name="P349" style:parent-style-name="Standard" style:family="paragraph">
      <style:text-properties style:font-name="Arial"/>
    </style:style>
    <style:style style:name="P350" style:parent-style-name="Standard" style:family="paragraph">
      <style:text-properties style:font-name="Arial" fo:background-color="#FFF200"/>
    </style:style>
    <style:style style:name="P351" style:parent-style-name="Standard" style:family="paragraph">
      <style:text-properties style:font-name="Arial"/>
    </style:style>
    <style:style style:name="P352" style:parent-style-name="Standard" style:family="paragraph">
      <style:text-properties style:font-name="Arial"/>
    </style:style>
    <style:style style:name="P353" style:parent-style-name="Standard" style:family="paragraph">
      <style:text-properties style:font-name="Arial"/>
    </style:style>
    <style:style style:name="P354" style:parent-style-name="Standard" style:family="paragraph">
      <style:text-properties style:font-name="Arial"/>
    </style:style>
    <style:style style:name="P355" style:parent-style-name="Standard" style:family="paragraph">
      <style:text-properties style:font-name="Arial"/>
    </style:style>
    <style:style style:name="P356" style:parent-style-name="Standard" style:family="paragraph">
      <style:text-properties style:font-name="Arial"/>
    </style:style>
    <style:style style:name="P357" style:parent-style-name="Standard" style:family="paragraph">
      <style:text-properties style:font-name="Arial" fo:background-color="#FFF200"/>
    </style:style>
    <style:style style:name="P358" style:parent-style-name="Standard" style:family="paragraph">
      <style:text-properties style:font-name="Arial"/>
    </style:style>
    <style:style style:name="P359" style:parent-style-name="Standard" style:family="paragraph">
      <style:text-properties style:font-name="Arial"/>
    </style:style>
    <style:style style:name="P360" style:parent-style-name="Standard" style:family="paragraph">
      <style:text-properties style:font-name="Arial"/>
    </style:style>
    <style:style style:name="P361" style:parent-style-name="Standard" style:family="paragraph">
      <style:text-properties style:font-name="Arial"/>
    </style:style>
    <style:style style:name="P362" style:parent-style-name="Standard" style:family="paragraph">
      <style:text-properties style:font-name="Arial"/>
    </style:style>
    <style:style style:name="P363" style:parent-style-name="Standard" style:family="paragraph">
      <style:text-properties style:font-name="Arial"/>
    </style:style>
    <style:style style:name="P364" style:parent-style-name="Standard" style:family="paragraph">
      <style:text-properties style:font-name="Arial" fo:background-color="#FFF200"/>
    </style:style>
    <style:style style:name="P365" style:parent-style-name="Standard" style:family="paragraph">
      <style:text-properties style:font-name="Arial"/>
    </style:style>
    <style:style style:name="P366" style:parent-style-name="Standard" style:family="paragraph">
      <style:text-properties style:font-name="Arial"/>
    </style:style>
    <style:style style:name="P367" style:parent-style-name="Standard" style:family="paragraph">
      <style:text-properties style:font-name="Arial"/>
    </style:style>
    <style:style style:name="P368" style:parent-style-name="Standard" style:family="paragraph">
      <style:text-properties style:font-name="Arial"/>
    </style:style>
    <style:style style:name="P369" style:parent-style-name="Standard" style:family="paragraph">
      <style:text-properties style:font-name="Arial"/>
    </style:style>
    <style:style style:name="P370" style:parent-style-name="Standard" style:family="paragraph">
      <style:text-properties style:font-name="Arial"/>
    </style:style>
    <style:style style:name="P371" style:parent-style-name="Standard" style:family="paragraph">
      <style:text-properties style:font-name="Arial" fo:background-color="#FFF200"/>
    </style:style>
    <style:style style:name="P372" style:parent-style-name="Standard" style:family="paragraph">
      <style:text-properties style:font-name="Arial"/>
    </style:style>
    <style:style style:name="P373" style:parent-style-name="Standard" style:family="paragraph">
      <style:text-properties style:font-name="Arial"/>
    </style:style>
    <style:style style:name="P374" style:parent-style-name="Standard" style:family="paragraph">
      <style:text-properties style:font-name="Arial"/>
    </style:style>
    <style:style style:name="P375" style:parent-style-name="Standard" style:family="paragraph">
      <style:text-properties style:font-name="Arial"/>
    </style:style>
    <style:style style:name="P376" style:parent-style-name="Standard" style:family="paragraph">
      <style:text-properties style:font-name="Arial"/>
    </style:style>
    <style:style style:name="P377" style:parent-style-name="Standard" style:family="paragraph">
      <style:text-properties style:font-name="Arial"/>
    </style:style>
    <style:style style:name="P378" style:parent-style-name="Standard" style:family="paragraph">
      <style:text-properties style:font-name="Arial" fo:background-color="#FFF200"/>
    </style:style>
    <style:style style:name="P379" style:parent-style-name="Standard" style:family="paragraph">
      <style:text-properties style:font-name="Arial"/>
    </style:style>
    <style:style style:name="P380" style:parent-style-name="Standard" style:family="paragraph">
      <style:text-properties style:font-name="Arial"/>
    </style:style>
    <style:style style:name="P381" style:parent-style-name="Standard" style:family="paragraph">
      <style:text-properties style:font-name="Arial"/>
    </style:style>
    <style:style style:name="P382" style:parent-style-name="Standard" style:family="paragraph">
      <style:text-properties style:font-name="Arial"/>
    </style:style>
    <style:style style:name="P383" style:parent-style-name="Standard" style:family="paragraph">
      <style:text-properties style:font-name="Arial"/>
    </style:style>
    <style:style style:name="P384" style:parent-style-name="Standard" style:family="paragraph">
      <style:text-properties style:font-name="Arial"/>
    </style:style>
    <style:style style:name="P385" style:parent-style-name="Standard" style:family="paragraph">
      <style:text-properties style:font-name="Arial" fo:background-color="#FFF200"/>
    </style:style>
    <style:style style:name="P386" style:parent-style-name="Standard" style:family="paragraph">
      <style:text-properties style:font-name="Arial"/>
    </style:style>
    <style:style style:name="P387" style:parent-style-name="Standard" style:family="paragraph">
      <style:text-properties style:font-name="Arial"/>
    </style:style>
    <style:style style:name="P388" style:parent-style-name="Standard" style:family="paragraph">
      <style:text-properties style:font-name="Arial"/>
    </style:style>
    <style:style style:name="P389" style:parent-style-name="Standard" style:family="paragraph">
      <style:text-properties style:font-name="Arial"/>
    </style:style>
    <style:style style:name="P390" style:parent-style-name="Standard" style:family="paragraph">
      <style:text-properties style:font-name="Arial"/>
    </style:style>
    <style:style style:name="P391" style:parent-style-name="Standard" style:family="paragraph">
      <style:text-properties style:font-name="Arial"/>
    </style:style>
    <style:style style:name="P392" style:parent-style-name="Standard" style:family="paragraph">
      <style:text-properties style:font-name="Arial" fo:background-color="#FFF200"/>
    </style:style>
    <style:style style:name="P393" style:parent-style-name="Standard" style:family="paragraph">
      <style:text-properties style:font-name="Arial"/>
    </style:style>
    <style:style style:name="P394" style:parent-style-name="Standard" style:family="paragraph">
      <style:text-properties style:font-name="Arial"/>
    </style:style>
    <style:style style:name="P395" style:parent-style-name="Standard" style:family="paragraph">
      <style:text-properties style:font-name="Arial"/>
    </style:style>
    <style:style style:name="P396" style:parent-style-name="Standard" style:family="paragraph">
      <style:text-properties style:font-name="Arial"/>
    </style:style>
    <style:style style:name="P397" style:parent-style-name="Standard" style:family="paragraph">
      <style:text-properties style:font-name="Arial"/>
    </style:style>
    <style:style style:name="P398" style:parent-style-name="Standard" style:family="paragraph">
      <style:text-properties style:font-name="Arial"/>
    </style:style>
    <style:style style:name="P399" style:parent-style-name="Standard" style:family="paragraph">
      <style:text-properties style:font-name="Arial" fo:background-color="#FFF200"/>
    </style:style>
    <style:style style:name="P400" style:parent-style-name="Standard" style:family="paragraph">
      <style:text-properties style:font-name="Arial"/>
    </style:style>
    <style:style style:name="P401" style:parent-style-name="Standard" style:family="paragraph">
      <style:text-properties style:font-name="Arial"/>
    </style:style>
    <style:style style:name="P402" style:parent-style-name="Standard" style:family="paragraph">
      <style:text-properties style:font-name="Arial"/>
    </style:style>
    <style:style style:name="P403" style:parent-style-name="Standard" style:family="paragraph">
      <style:text-properties style:font-name="Arial"/>
    </style:style>
    <style:style style:name="P404" style:parent-style-name="Standard" style:family="paragraph">
      <style:text-properties style:font-name="Arial"/>
    </style:style>
    <style:style style:name="P405" style:parent-style-name="Standard" style:family="paragraph">
      <style:text-properties style:font-name="Arial" fo:background-color="#FFF200"/>
    </style:style>
    <style:style style:name="P406" style:parent-style-name="Standard" style:family="paragraph">
      <style:text-properties style:font-name="Arial" fo:background-color="#FFF200"/>
    </style:style>
    <style:style style:name="P407" style:parent-style-name="Standard" style:family="paragraph">
      <style:text-properties style:font-name="Arial"/>
    </style:style>
    <style:style style:name="P408" style:parent-style-name="Standard" style:family="paragraph">
      <style:text-properties style:font-name="Arial"/>
    </style:style>
    <style:style style:name="P409" style:parent-style-name="Standard" style:family="paragraph">
      <style:text-properties style:font-name="Arial"/>
    </style:style>
    <style:style style:name="P410" style:parent-style-name="Standard" style:family="paragraph">
      <style:text-properties style:font-name="Arial"/>
    </style:style>
    <style:style style:name="P411" style:parent-style-name="Standard" style:family="paragraph">
      <style:text-properties style:font-name="Arial"/>
    </style:style>
    <style:style style:name="P412" style:parent-style-name="Standard" style:family="paragraph">
      <style:text-properties style:font-name="Arial" fo:background-color="#FFF200"/>
    </style:style>
    <style:style style:name="P413" style:parent-style-name="Standard" style:family="paragraph">
      <style:text-properties style:font-name="Arial" fo:background-color="#FFF200"/>
    </style:style>
    <style:style style:name="P414" style:parent-style-name="Standard" style:family="paragraph">
      <style:text-properties style:font-name="Arial"/>
    </style:style>
    <style:style style:name="P415" style:parent-style-name="Standard" style:family="paragraph">
      <style:text-properties style:font-name="Arial"/>
    </style:style>
    <style:style style:name="P416" style:parent-style-name="Standard" style:family="paragraph">
      <style:text-properties style:font-name="Arial"/>
    </style:style>
    <style:style style:name="P417" style:parent-style-name="Standard" style:family="paragraph">
      <style:text-properties style:font-name="Arial"/>
    </style:style>
    <style:style style:name="P418" style:parent-style-name="Standard" style:family="paragraph">
      <style:text-properties style:font-name="Arial"/>
    </style:style>
    <style:style style:name="P419" style:parent-style-name="Standard" style:family="paragraph">
      <style:text-properties style:font-name="Arial"/>
    </style:style>
    <style:style style:name="P420" style:parent-style-name="Standard" style:family="paragraph">
      <style:text-properties style:font-name="Arial" fo:background-color="#FFF200"/>
    </style:style>
    <style:style style:name="P421" style:parent-style-name="Standard" style:family="paragraph">
      <style:text-properties style:font-name="Arial"/>
    </style:style>
    <style:style style:name="P422" style:parent-style-name="Standard" style:family="paragraph">
      <style:text-properties style:font-name="Arial"/>
    </style:style>
    <style:style style:name="P423" style:parent-style-name="Standard" style:family="paragraph">
      <style:text-properties style:font-name="Arial"/>
    </style:style>
    <style:style style:name="P424" style:parent-style-name="Standard" style:family="paragraph">
      <style:text-properties style:font-name="Arial"/>
    </style:style>
    <style:style style:name="P425" style:parent-style-name="Standard" style:family="paragraph">
      <style:text-properties style:font-name="Arial"/>
    </style:style>
    <style:style style:name="P426" style:parent-style-name="Standard" style:family="paragraph">
      <style:text-properties style:font-name="Arial"/>
    </style:style>
    <style:style style:name="P427" style:parent-style-name="Standard" style:family="paragraph">
      <style:text-properties style:font-name="Arial" fo:background-color="#FFF200"/>
    </style:style>
    <style:style style:name="P428" style:parent-style-name="Standard" style:family="paragraph">
      <style:text-properties style:font-name="Arial"/>
    </style:style>
    <style:style style:name="P429" style:parent-style-name="Standard" style:family="paragraph">
      <style:text-properties style:font-name="Arial"/>
    </style:style>
    <style:style style:name="P430" style:parent-style-name="Standard" style:family="paragraph">
      <style:text-properties style:font-name="Arial"/>
    </style:style>
    <style:style style:name="P431" style:parent-style-name="Standard" style:family="paragraph">
      <style:text-properties style:font-name="Arial"/>
    </style:style>
    <style:style style:name="P432" style:parent-style-name="Standard" style:family="paragraph">
      <style:text-properties style:font-name="Arial"/>
    </style:style>
    <style:style style:name="P433" style:parent-style-name="Standard" style:family="paragraph">
      <style:text-properties style:font-name="Arial"/>
    </style:style>
    <style:style style:name="P434" style:parent-style-name="Standard" style:family="paragraph">
      <style:text-properties style:font-name="Arial" fo:background-color="#FFF200"/>
    </style:style>
    <style:style style:name="P435" style:parent-style-name="Standard" style:family="paragraph">
      <style:text-properties style:font-name="Arial"/>
    </style:style>
    <style:style style:name="P436" style:parent-style-name="Standard" style:family="paragraph">
      <style:text-properties style:font-name="Arial"/>
    </style:style>
    <style:style style:name="P437" style:parent-style-name="Standard" style:family="paragraph">
      <style:text-properties style:font-name="Arial"/>
    </style:style>
    <style:style style:name="P438" style:parent-style-name="Standard" style:family="paragraph">
      <style:text-properties style:font-name="Arial"/>
    </style:style>
    <style:style style:name="P439" style:parent-style-name="Standard" style:family="paragraph">
      <style:text-properties style:font-name="Arial"/>
    </style:style>
    <style:style style:name="P440" style:parent-style-name="Standard" style:family="paragraph">
      <style:text-properties style:font-name="Arial"/>
    </style:style>
    <style:style style:name="P441" style:parent-style-name="Standard" style:family="paragraph">
      <style:text-properties style:font-name="Arial" fo:background-color="#FFF200"/>
    </style:style>
    <style:style style:name="P442" style:parent-style-name="Standard" style:family="paragraph">
      <style:text-properties style:font-name="Arial"/>
    </style:style>
    <style:style style:name="P443" style:parent-style-name="Standard" style:family="paragraph">
      <style:text-properties style:font-name="Arial"/>
    </style:style>
    <style:style style:name="P444" style:parent-style-name="Standard" style:family="paragraph">
      <style:text-properties style:font-name="Arial"/>
    </style:style>
    <style:style style:name="P445" style:parent-style-name="Standard" style:family="paragraph">
      <style:text-properties style:font-name="Arial"/>
    </style:style>
    <style:style style:name="P446" style:parent-style-name="Standard" style:family="paragraph">
      <style:text-properties style:font-name="Arial"/>
    </style:style>
    <style:style style:name="P447" style:parent-style-name="Standard" style:family="paragraph">
      <style:text-properties style:font-name="Arial"/>
    </style:style>
    <style:style style:name="P448" style:parent-style-name="Standard" style:family="paragraph">
      <style:text-properties style:font-name="Arial" fo:background-color="#FFF200"/>
    </style:style>
    <style:style style:name="P449" style:parent-style-name="Standard" style:family="paragraph">
      <style:text-properties style:font-name="Arial"/>
    </style:style>
    <style:style style:name="P450" style:parent-style-name="Standard" style:family="paragraph">
      <style:text-properties style:font-name="Arial"/>
    </style:style>
    <style:style style:name="P451" style:parent-style-name="Standard" style:family="paragraph">
      <style:text-properties style:font-name="Arial"/>
    </style:style>
    <style:style style:name="P452" style:parent-style-name="Standard" style:family="paragraph">
      <style:text-properties style:font-name="Arial"/>
    </style:style>
    <style:style style:name="P453" style:parent-style-name="Standard" style:family="paragraph">
      <style:text-properties style:font-name="Arial"/>
    </style:style>
    <style:style style:name="P454" style:parent-style-name="Standard" style:family="paragraph">
      <style:text-properties style:font-name="Arial"/>
    </style:style>
    <style:style style:name="P455" style:parent-style-name="Standard" style:family="paragraph">
      <style:text-properties style:font-name="Arial" fo:background-color="#FFF200"/>
    </style:style>
    <style:style style:name="P456" style:parent-style-name="Standard" style:family="paragraph">
      <style:text-properties style:font-name="Arial"/>
    </style:style>
    <style:style style:name="P457" style:parent-style-name="Standard" style:family="paragraph">
      <style:text-properties style:font-name="Arial"/>
    </style:style>
    <style:style style:name="P458" style:parent-style-name="Standard" style:family="paragraph">
      <style:text-properties style:font-name="Arial"/>
    </style:style>
    <style:style style:name="P459" style:parent-style-name="Standard" style:family="paragraph">
      <style:text-properties style:font-name="Arial"/>
    </style:style>
    <style:style style:name="P460" style:parent-style-name="Standard" style:family="paragraph">
      <style:text-properties style:font-name="Arial"/>
    </style:style>
    <style:style style:name="P461" style:parent-style-name="Standard" style:family="paragraph">
      <style:text-properties style:font-name="Arial"/>
    </style:style>
    <style:style style:name="P462" style:parent-style-name="Standard" style:family="paragraph">
      <style:text-properties style:font-name="Arial" fo:background-color="#FFF200"/>
    </style:style>
    <style:style style:name="P463" style:parent-style-name="Standard" style:family="paragraph">
      <style:text-properties style:font-name="Arial"/>
    </style:style>
    <style:style style:name="P464" style:parent-style-name="Standard" style:family="paragraph">
      <style:text-properties style:font-name="Arial"/>
    </style:style>
    <style:style style:name="P465" style:parent-style-name="Standard" style:family="paragraph">
      <style:text-properties style:font-name="Arial"/>
    </style:style>
    <style:style style:name="P466" style:parent-style-name="Standard" style:family="paragraph">
      <style:text-properties style:font-name="Arial"/>
    </style:style>
    <style:style style:name="P467" style:parent-style-name="Standard" style:family="paragraph">
      <style:text-properties style:font-name="Arial"/>
    </style:style>
    <style:style style:name="P468" style:parent-style-name="Standard" style:family="paragraph">
      <style:text-properties style:font-name="Arial"/>
    </style:style>
    <style:style style:name="P469" style:parent-style-name="Standard" style:family="paragraph">
      <style:text-properties style:font-name="Arial"/>
    </style:style>
    <style:style style:name="P470" style:parent-style-name="Standard" style:family="paragraph">
      <style:text-properties style:font-name="Arial"/>
    </style:style>
  </office:automatic-styles>
  <office:body>
    <office:text text:use-soft-page-breaks="true">
      <text:p text:style-name="P1">LAD results</text:p>
      <text:p text:style-name="P2">→ want to use this as inspiration for detecting topics and then seeing how description of such topics might have changed</text:p>
      <text:p text:style-name="P3"/>
      <text:p text:style-name="P4"/>
      <text:p text:style-name="P5">5 topics from all texts conflated:</text:p>
      <text:p text:style-name="P6"/>
      <text:p text:style-name="P7">(0,<text:s/>u'0.037*"christmas" + 0.017*"family" + 0.014*"happy" + 0.013*"world"')</text:p>
      <text:p text:style-name="P8">(1, u'0.017*"people" + 0.012*"world" + 0.011*"commonwealth" + 0.010*"country"')</text:p>
      <text:p text:style-name="P9">(2, u'0.015*"world" + 0.014*"people" + 0.012*"commonwealth" + 0.011*"nation"')</text:p>
      <text:p text:style-name="P10">(3, u'0.013*"christmas" +<text:s/>0.010*"child" + 0.009*"family" + 0.008*"years"')</text:p>
      <text:p text:style-name="P11">(4, u'0.010*"people" + 0.008*"great" + 0.008*"family" + 0.006*"years"')</text:p>
      <text:p text:style-name="P12"/>
      <text:p text:style-name="P13">Child / woman both mentioned frequently</text:p>
      <text:p text:style-name="Standard"><text:span text:style-name="T14">Would be interesting to look into this</text:span></text:p>
      <text:p text:style-name="P15"/>
      <text:p text:style-name="P16">Below state 5 topics per speech</text:p>
      <text:p text:style-name="P17"/>
      <text:p text:style-name="P18"/>
      <text:p text:style-name="P19">1952.txt</text:p>
      <text:p text:style-name="P20">(0, u'0.085*"child" + 0.074*"world" + 0.070*"courage" + 0.054*"country"')</text:p>
      <text:p text:style-name="P21">(1, u'0.091*"family" + 0.065*"nation" + 0.059*"together" + 0.056*"great"')</text:p>
      <text:p text:style-name="P22">(2, u'0.089*"world" + 0.078*"people" + 0.077*"christmas" + 0.052*"first"')</text:p>
      <text:p text:style-name="P23">(3, u'0.139*"commonwealth" + 0.104*"people" + 0.052*"country" + 0.044*"young"')</text:p>
      <text:p text:style-name="P24">(4, u'0.257*"christmas" + 0.065*"family" +<text:s/>0.048*"today" + 0.046*"child"')</text:p>
      <text:p text:style-name="P25"/>
      <text:p text:style-name="P26">1953.txt</text:p>
      <text:p text:style-name="P27">(0, u'0.212*"christmas" + 0.089*"family" + 0.082*"child" + 0.042*"every"')</text:p>
      <text:p text:style-name="P28">(1, u'0.174*"people" + 0.106*"world" + 0.035*"right" + 0.025*"first"')</text:p>
      <text:p text:style-name="P29">(2, u'0.080*"courage" + 0.055*"message" + 0.040*"learn" +<text:s/>0.037*"today"')</text:p>
      <text:p text:style-name="P30">(3, u'0.063*"people" + 0.059*"bring" + 0.055*"world" + 0.042*"change"')</text:p>
      <text:p text:style-name="P31">(4, u'0.144*"commonwealth" + 0.077*"country" + 0.038*"nation" + 0.036*"world"')</text:p>
      <text:p text:style-name="P32"/>
      <text:p text:style-name="P33">1954.txt</text:p>
      <text:p text:style-name="P34">(0, u'0.270*"christmas" + 0.127*"happy" + 0.080*"world" + 0.050*"woman"')</text:p>
      <text:p text:style-name="P35">(1,<text:s/>u'0.147*"people" + 0.130*"commonwealth" + 0.075*"world" + 0.052*"message"')</text:p>
      <text:p text:style-name="P36">(2, u'0.121*"great" + 0.052*"bring" + 0.047*"child" + 0.037*"world"')</text:p>
      <text:p text:style-name="P37">(3, u'0.159*"family" + 0.099*"years" + 0.059*"community" + 0.053*"christmas"')</text:p>
      <text:p text:style-name="P38">(4, u'0.155*"child" + 0.093*"courage" + 0.057*"never" + 0.054*"people"')</text:p>
      <text:p text:style-name="P39"/>
      <text:p text:style-name="P40">1955.txt</text:p>
      <text:p text:style-name="P41">(0, u'0.152*"christmas" + 0.083*"happy" + 0.077*"child" + 0.068*"years"')</text:p>
      <text:p text:style-name="P42">(1, u'0.125*"world" + 0.098*"christmas" + 0.090*"people" + 0.071*"message"')</text:p>
      <text:p text:style-name="Standard"><text:span text:style-name="T43">(2, u'0.112*"commonwealth" + 0.089*"peop</text:span><text:span text:style-name="T44">le" + 0.054*"</text:span><text:span text:style-name="T45">others" + 0.047*"important"')</text:span></text:p>
      <text:p text:style-name="P46">(3, u'0.074*"great" + 0.040*"world" + 0.031*"commonwealth" + 0.031*"better"')</text:p>
      <text:p text:style-name="P47">(4, u'0.066*"nation" + 0.064*"service" + 0.060*"first" + 0.043*"world"')</text:p>
      <text:p text:style-name="P48"/>
      <text:p text:style-name="P49">1956.txt</text:p>
      <text:p text:style-name="P50">(0, u'0.113*"commonwealth" + 0.085*"country" + 0.079*"world" + 0.049*"people"')</text:p>
      <text:p text:style-name="P51">(1, u'0.094*"family" + 0.059*"nation" + 0.057*"together" + 0.053*"people"')</text:p>
      <text:p text:style-name="P52">(2, u'0.092*"message" + 0.069*"woman" + 0.051*"others" + 0.033*"course"')</text:p>
      <text:p text:style-name="P53">(3, u'0.136*"people" + 0.119*"world" + 0.051*"christmas" + 0.042*"would"')</text:p>
      <text:soft-page-break/>
      <text:p text:style-name="P54">(4, u'0.202*"christmas" + 0.084*"family" + 0.079*"happy" + 0.058*"child"')</text:p>
      <text:p text:style-name="P55"/>
      <text:p text:style-name="P56">1957.txt</text:p>
      <text:p text:style-name="P57">(0, u'0.219*"christmas" + 0.091*"family" + 0.083*"happy" + 0.056*"people"')</text:p>
      <text:p text:style-name="P58">(1, u'0.055*"world" + 0.054*"great" + 0.045*"people" + 0.042*"peace"')</text:p>
      <text:p text:style-name="P59">(2, u'0.154*"commonwealth" +<text:s/>0.095*"people" + 0.074*"country" + 0.071*"world"')</text:p>
      <text:p text:style-name="P60">(3, u'0.059*"things" + 0.054*"world" + 0.041*"history" + 0.036*"great"')</text:p>
      <text:p text:style-name="P61">(4, u'0.073*"family" + 0.062*"future" + 0.043*"visit" + 0.039*"first"')</text:p>
      <text:p text:style-name="P62"/>
      <text:p text:style-name="P63">1958.txt</text:p>
      <text:p text:style-name="P64">(0, u'0.089*"christmas" + 0.084*"family" + 0.082*"child" + 0.057*"great"')</text:p>
      <text:p text:style-name="P65">(1, u'0.148*"world" + 0.083*"commonwealth" + 0.079*"people" + 0.069*"country"')</text:p>
      <text:p text:style-name="P66">(2, u'0.058*"woman" + 0.051*"every" + 0.037*"child" + 0.034*"people"')</text:p>
      <text:p text:style-name="P67">(3, u'0.235*"christmas" + 0.111*"happy" + 0.096*"commonwealth" + 0.037*"every"')</text:p>
      <text:p text:style-name="P68">(4, u'0.126*"family" + 0.117*"people" + 0.073*"life" + 0.072*"years"')</text:p>
      <text:p text:style-name="P69"/>
      <text:p text:style-name="P70">1960.txt</text:p>
      <text:p text:style-name="P71">(0, u'0.104*"others" + 0.085*"christmas" + 0.085*"message" + 0.055*"future"')</text:p>
      <text:p text:style-name="P72">(1, u'0.121*"commonwealth" + 0.067*"country" + 0.062*"people" + 0.050*"every"')</text:p>
      <text:p text:style-name="P73">(2, u'0.166*"world" + 0.158*"people" + 0.046*"great" + 0.039*"bring"')</text:p>
      <text:p text:style-name="P74">(3, u'0.238*"christmas" + 0.145*"family" + 0.095*"happy" + 0.041*"together"')</text:p>
      <text:p text:style-name="P75">(4, u'0.201*"child" + 0.067*"visit" + 0.043*"commonwealth" + 0.037*"together"')</text:p>
      <text:p text:style-name="P76"/>
      <text:p text:style-name="P77">1961.txt</text:p>
      <text:p text:style-name="P78">(0, u'0.136*"family" + 0.067*"christmas" + 0.044*"christian" + 0.042*"friend"')</text:p>
      <text:p text:style-name="P79">(1, u'0.135*"people" + 0.124*"commonwealth" + 0.097*"country" + 0.068*"world"')</text:p>
      <text:p text:style-name="P80">(2, u'0.209*"child" + 0.078*"neighbour" + 0.062*"things" + 0.043*"world"')</text:p>
      <text:p text:style-name="P81">(3, u'0.298*"christmas" + 0.124*"happy" + 0.091*"every" + 0.063*"message"')</text:p>
      <text:p text:style-name="P82">(4, u'0.146*"world" + 0.105*"people" + 0.046*"event" + 0.045*"great"')</text:p>
      <text:p text:style-name="P83"/>
      <text:p text:style-name="P84">1962.txt</text:p>
      <text:p text:style-name="P85">(0, u'0.141*"commonwealth" + 0.121*"world" + 0.053*"place" + 0.049*"christmas"')</text:p>
      <text:p text:style-name="P86">(1, u'0.153*"people" + 0.111*"world" + 0.077*"country" +<text:s/>0.060*"commonwealth"')</text:p>
      <text:p text:style-name="P87">(2, u'0.142*"family" + 0.076*"years" + 0.072*"friend" + 0.071*"faith"')</text:p>
      <text:p text:style-name="P88">(3, u'0.290*"christmas" + 0.115*"child" + 0.103*"happy" + 0.072*"family"')</text:p>
      <text:p text:style-name="P89">(4, u'0.118*"woman" + 0.070*"right" + 0.056*"member" + 0.037*"present"')</text:p>
      <text:p text:style-name="P90"/>
      <text:p text:style-name="P91">1964.txt</text:p>
      <text:p text:style-name="P92">(0,<text:s/>u'0.260*"christmas" + 0.122*"happy" + 0.088*"world" + 0.051*"today"')</text:p>
      <text:p text:style-name="P93">(1, u'0.157*"people" + 0.131*"commonwealth" + 0.064*"country" + 0.058*"world"')</text:p>
      <text:p text:style-name="P94">(2, u'0.074*"think" + 0.068*"believe" + 0.061*"nation" + 0.056*"better"')</text:p>
      <text:p text:style-name="P95">(3, u'0.114*"future" + 0.082*"courage" + 0.055*"problem" + 0.052*"world"')</text:p>
      <text:p text:style-name="P96">(4, u'0.223*"family" + 0.110*"christmas" + 0.057*"things" + 0.044*"people"')</text:p>
      <text:p text:style-name="P97"/>
      <text:p text:style-name="P98">1965.txt</text:p>
      <text:p text:style-name="P99">(0, u'0.220*"family" + 0.112*"christmas" + 0.109*"child" + 0.033*"great"')</text:p>
      <text:p text:style-name="P100">(1, u'0.132*"world" + 0.099*"commonwealth" + 0.097*"people" + 0.036*"change"')</text:p>
      <text:p text:style-name="P101">(2, u'0.128*"great" + 0.059*"moment" + 0.046*"experience" + 0.045*"think"')</text:p>
      <text:p text:style-name="P102">(3, u'0.084*"christmas" + 0.084*"message" + 0.070*"people" + 0.061*"service"')</text:p>
      <text:p text:style-name="P103">(4, u'0.161*"christmas" + 0.114*"happy" + 0.059*"others" + 0.058*"life"')</text:p>
      <text:p text:style-name="P104"/>
      <text:p text:style-name="P105">1966.txt</text:p>
      <text:soft-page-break/>
      <text:p text:style-name="P106">(0, u'0.332*"christmas" + 0.133*"happy" + 0.101*"years" + 0.053*"future"')</text:p>
      <text:p text:style-name="P107">(1, u'0.197*"family" + 0.102*"commonwealth" + 0.089*"christmas" + 0.076*"great"')</text:p>
      <text:p text:style-name="P108">(2, u'0.115*"world" + 0.105*"country" + 0.088*"commonwealth" + 0.076*"people"')</text:p>
      <text:p text:style-name="P109">(3, u'0.160*"people" + 0.097*"world" + 0.072*"service" + 0.059*"first"')</text:p>
      <text:p text:style-name="P110">(4, u'0.086*"people" + 0.082*"important" + 0.068*"bring" + 0.065*"britain"')</text:p>
      <text:p text:style-name="P111"/>
      <text:p text:style-name="P112">1967.txt</text:p>
      <text:p text:style-name="P113">(0, u'0.116*"child" + 0.084*"world" + 0.074*"first" + 0.067*"christmas"')</text:p>
      <text:p text:style-name="P114">(1, u'0.106*"family" +<text:s/>0.058*"commonwealth" + 0.053*"christmas" + 0.048*"change"')</text:p>
      <text:p text:style-name="P115">(2, u'0.069*"people" + 0.060*"country" + 0.056*"commonwealth" + 0.035*"great"')</text:p>
      <text:p text:style-name="P116">(3, u'0.126*"christmas" + 0.064*"world" + 0.059*"happy" + 0.045*"message"')</text:p>
      <text:p text:style-name="P117">(4, u'0.094*"people" + 0.057*"years" + 0.034*"prince" + 0.033*"service"')</text:p>
      <text:p text:style-name="P118"/>
      <text:p text:style-name="P119">1968.txt</text:p>
      <text:p text:style-name="P120">(0, u'0.060*"better" + 0.059*"peace" + 0.055*"would" + 0.054*"woman"')</text:p>
      <text:p text:style-name="P121">(1, u'0.108*"child" + 0.085*"message" + 0.076*"world" + 0.069*"faith"')</text:p>
      <text:p text:style-name="P122">(2, u'0.113*"every" + 0.107*"others" + 0.072*"great" + 0.058*"community"')</text:p>
      <text:p text:style-name="P123">(3, u'0.151*"commonwealth" + 0.123*"people" + 0.104*"world" + 0.058*"nation"')</text:p>
      <text:p text:style-name="P124">(4, u'0.336*"christmas" + 0.122*"happy" + 0.045*"child" + 0.043*"another"')</text:p>
      <text:p text:style-name="P125"/>
      <text:p text:style-name="P126">1970.txt</text:p>
      <text:p text:style-name="P127">(0, u'0.249*"christmas" + 0.098*"message" + 0.070*"would" + 0.062*"neighbour"')</text:p>
      <text:p text:style-name="P128">(1,<text:s/>u'0.115*"people" + 0.106*"commonwealth" + 0.106*"world" + 0.057*"country"')</text:p>
      <text:p text:style-name="P129">(2, u'0.112*"years" + 0.050*"world" + 0.042*"family" + 0.036*"member"')</text:p>
      <text:p text:style-name="P130">(3, u'0.146*"christmas" + 0.138*"family" + 0.075*"great" + 0.070*"bring"')</text:p>
      <text:p text:style-name="P131">(4, u'0.072*"world" + 0.071*"commonwealth" + 0.060*"people" + 0.056*"country"')</text:p>
      <text:p text:style-name="P132"/>
      <text:p text:style-name="P133">1971.txt</text:p>
      <text:p text:style-name="P134">(0, u'0.169*"life" + 0.129*"future" + 0.124*"example" + 0.066*"today"')</text:p>
      <text:p text:style-name="P135">(1, u'0.358*"christmas" + 0.139*"message" + 0.100*"first" + 0.048*"bless"')</text:p>
      <text:p text:style-name="P136">(2, u'0.249*"family" + 0.170*"world" + 0.144*"child" + 0.097*"others"')</text:p>
      <text:p text:style-name="P137">(3, u'0.132*"bring" + 0.127*"world" + 0.127*"christmas" + 0.093*"change"')</text:p>
      <text:p text:style-name="P138">(4, u'0.229*"years" + 0.108*"important" + 0.085*"world" + 0.075*"enjoy"')</text:p>
      <text:p text:style-name="P139"/>
      <text:p text:style-name="P140">1972.txt</text:p>
      <text:p text:style-name="P141">(0, u'0.130*"commonwealth" + 0.061*"country" + 0.037*"britain" + 0.036*"world"')</text:p>
      <text:p text:style-name="P142">(1, u'0.086*"child" + 0.068*"community" + 0.045*"christmas" + 0.036*"message"')</text:p>
      <text:p text:style-name="P143">(2, u'0.135*"family" + 0.084*"christmas" + 0.083*"people" + 0.038*"friend"')</text:p>
      <text:p text:style-name="P144">(3, u'0.134*"world" + 0.069*"people" + 0.053*"future" + 0.038*"commonwealth"')</text:p>
      <text:p text:style-name="P145">(4,<text:s/>u'0.183*"christmas" + 0.125*"happy" + 0.039*"woman" + 0.037*"bless"')</text:p>
      <text:p text:style-name="P146"/>
      <text:p text:style-name="P147">1973.txt</text:p>
      <text:p text:style-name="P148">(0, u'0.137*"child" + 0.064*"world" + 0.063*"others" + 0.055*"first"')</text:p>
      <text:p text:style-name="P149">(1, u'0.245*"people" + 0.096*"years" + 0.061*"commonwealth" + 0.055*"still"')</text:p>
      <text:p text:style-name="P150">(2, u'0.348*"christmas" + 0.132*"happy" + 0.086*"message" + 0.068*"christ"')</text:p>
      <text:p text:style-name="P151">(3, u'0.190*"commonwealth" + 0.056*"together" + 0.056*"nation" + 0.049*"country"')</text:p>
      <text:p text:style-name="P152">(4, u'0.140*"family" + 0.110*"world" + 0.058*"country" + 0.053*"bring"')</text:p>
      <text:p text:style-name="P153"/>
      <text:p text:style-name="P154">1974.txt</text:p>
      <text:p text:style-name="P155">(0, u'0.215*"christmas" + 0.092*"happy"<text:s/>+ 0.056*"great" + 0.043*"every"')</text:p>
      <text:p text:style-name="P156">(1, u'0.082*"christmas" + 0.063*"first" + 0.056*"today" + 0.042*"life"')</text:p>
      <text:p text:style-name="P157">(2, u'0.156*"people" + 0.134*"child" + 0.071*"bring" + 0.051*"world"')</text:p>
      <text:soft-page-break/>
      <text:p text:style-name="P158">(3, u'0.158*"commonwealth" + 0.098*"world" + 0.066*"country" + 0.053*"nation"')</text:p>
      <text:p text:style-name="P159">(4, u'0.084*"never" + 0.073*"change" + 0.057*"country" + 0.054*"century"')</text:p>
      <text:p text:style-name="P160"/>
      <text:p text:style-name="P161">1975.txt</text:p>
      <text:p text:style-name="P162">(0, u'0.142*"world" + 0.131*"people" + 0.091*"child" + 0.039*"things"')</text:p>
      <text:p text:style-name="P163">(1, u'0.066*"great" + 0.065*"others" + 0.051*"life" + 0.047*"years"')</text:p>
      <text:p text:style-name="P164">(2, u'0.200*"commonwealth"<text:s/>+ 0.112*"country" + 0.074*"people" + 0.056*"world"')</text:p>
      <text:p text:style-name="P165">(3, u'0.079*"change" + 0.073*"bring" + 0.068*"world" + 0.056*"celebrate"')</text:p>
      <text:p text:style-name="P166">(4, u'0.255*"christmas" + 0.126*"family" + 0.094*"happy" + 0.048*"every"')</text:p>
      <text:p text:style-name="P167"/>
      <text:p text:style-name="P168">1976.txt</text:p>
      <text:p text:style-name="P169">(0, u'0.104*"first" + 0.080*"christmas" + 0.058*"another" + 0.052*"visit"')</text:p>
      <text:p text:style-name="P170">(1, u'0.117*"people" + 0.088*"years" + 0.062*"country" + 0.053*"commonwealth"')</text:p>
      <text:p text:style-name="P171">(2, u'0.263*"christmas" + 0.107*"happy" + 0.098*"family" + 0.055*"faith"')</text:p>
      <text:p text:style-name="P172">(3, u'0.106*"world" + 0.050*"country" + 0.049*"family" +<text:s/>0.049*"commonwealth"')</text:p>
      <text:p text:style-name="P173">(4, u'0.088*"people" + 0.081*"commonwealth" + 0.077*"world" + 0.067*"child"')</text:p>
      <text:p text:style-name="P174"/>
      <text:p text:style-name="P175">1977.txt</text:p>
      <text:p text:style-name="P176">(0, u'0.162*"commonwealth" + 0.109*"family" + 0.095*"years" + 0.076*"nation"')</text:p>
      <text:p text:style-name="P177">(1, u'0.315*"christmas" + 0.127*"happy" + 0.081*"family" + 0.035*"bless"')</text:p>
      <text:p text:style-name="P178">(2, u'0.251*"child" + 0.095*"community" + 0.094*"neighbour" + 0.058*"things"')</text:p>
      <text:p text:style-name="P179">(3, u'0.198*"world" + 0.168*"people" + 0.043*"country" + 0.041*"commonwealth"')</text:p>
      <text:p text:style-name="P180">(4, u'0.148*"great" + 0.079*"service" + 0.062*"people" + 0.050*"believe"')</text:p>
      <text:p text:style-name="P181"/>
      <text:p text:style-name="P182">1978.txt</text:p>
      <text:p text:style-name="P183">(0,<text:s/>u'0.212*"christmas" + 0.112*"happy" + 0.071*"first" + 0.036*"years"')</text:p>
      <text:p text:style-name="P184">(1, u'0.127*"christmas" + 0.121*"child" + 0.098*"message" + 0.080*"every"')</text:p>
      <text:p text:style-name="P185">(2, u'0.175*"world" + 0.167*"people" + 0.045*"together" + 0.037*"today"')</text:p>
      <text:p text:style-name="P186">(3, u'0.149*"family" + 0.049*"christmas" + 0.041*"years" + 0.041*"christ"')</text:p>
      <text:p text:style-name="P187">(4, u'0.072*"would" + 0.066*"community" + 0.062*"things" + 0.062*"future"')</text:p>
      <text:p text:style-name="P188"/>
      <text:p text:style-name="P189">1979.txt</text:p>
      <text:p text:style-name="P190">(0, u'0.112*"better" + 0.097*"spirit" + 0.079*"every" + 0.058*"people"')</text:p>
      <text:p text:style-name="P191">(1, u'0.174*"commonwealth" + 0.086*"country" + 0.053*"people" + 0.044*"happy"')</text:p>
      <text:p text:style-name="P192">(2, u'0.206*"christmas" + 0.133*"family" + 0.064*"years" + 0.048*"happy"')</text:p>
      <text:p text:style-name="P193">(3, u'0.166*"world" + 0.144*"people" + 0.045*"today" + 0.043*"great"')</text:p>
      <text:p text:style-name="P194">(4, u'0.108*"child" + 0.081*"faith" + 0.049*"generation" + 0.037*"difficult"')</text:p>
      <text:p text:style-name="P195"/>
      <text:p text:style-name="P196">1980.txt</text:p>
      <text:p text:style-name="P197">(0, u'0.085*"child" + 0.062*"community" + 0.056*"others" + 0.048*"celebration"')</text:p>
      <text:p text:style-name="P198">(1, u'0.187*"commonwealth" + 0.072*"world" + 0.071*"country" + 0.043*"different"')</text:p>
      <text:p text:style-name="P199">(2, u'0.155*"people" + 0.109*"world" + 0.057*"christmas" + 0.042*"would"')</text:p>
      <text:p text:style-name="P200">(3, u'0.299*"christmas" + 0.063*"christ" + 0.041*"remember" + 0.026*"times"')</text:p>
      <text:p text:style-name="P201">(4, u'0.072*"people" + 0.067*"peace" + 0.058*"life" + 0.051*"never"')</text:p>
      <text:p text:style-name="P202"/>
      <text:p text:style-name="P203">1981.txt</text:p>
      <text:p text:style-name="P204">(0, u'0.051*"world" + 0.049*"christian" + 0.041*"believe" + 0.039*"right"')</text:p>
      <text:p text:style-name="P205">(1, u'0.099*"commonwealth" +<text:s/>0.087*"family" + 0.077*"world" + 0.061*"christmas"')</text:p>
      <text:p text:style-name="P206">(2, u'0.092*"people" + 0.065*"life" + 0.054*"years" + 0.044*"britain"')</text:p>
      <text:p text:style-name="P207">(3, u'0.197*"christmas" + 0.106*"happy" + 0.098*"people" + 0.040*"every"')</text:p>
      <text:p text:style-name="P208">(4, u'0.059*"christmas" + 0.045*"think" + 0.041*"family"<text:s/>+ 0.039*"celebrate"')</text:p>
      <text:p text:style-name="P209"/>
      <text:soft-page-break/>
      <text:p text:style-name="P210">1982.txt</text:p>
      <text:p text:style-name="P211">(0, u'0.106*"people" + 0.079*"world" + 0.050*"change" + 0.036*"believe"')</text:p>
      <text:p text:style-name="P212">(1, u'0.073*"courage" + 0.062*"people" + 0.038*"learn" + 0.037*"others"')</text:p>
      <text:p text:style-name="P213">(2, u'0.135*"christmas" + 0.072*"family" + 0.060*"commonwealth" + 0.057*"happy"')</text:p>
      <text:p text:style-name="P214">(3, u'0.088*"christmas" + 0.069*"years" + 0.062*"family" + 0.048*"first"')</text:p>
      <text:p text:style-name="P215">(4, u'0.074*"country" + 0.066*"people" + 0.064*"commonwealth" + 0.053*"great"')</text:p>
      <text:p text:style-name="P216"/>
      <text:p text:style-name="P217">1983.txt</text:p>
      <text:p text:style-name="P218">(0, u'0.067*"change" + 0.060*"visit" + 0.053*"commonwealth" + 0.041*"prince"')</text:p>
      <text:p text:style-name="P219">(1,<text:s/>u'0.300*"christmas" + 0.075*"years" + 0.060*"message" + 0.049*"today"')</text:p>
      <text:p text:style-name="P220">(2, u'0.152*"world" + 0.064*"commonwealth" + 0.050*"people" + 0.050*"nation"')</text:p>
      <text:p text:style-name="P221">(3, u'0.098*"commonwealth" + 0.093*"people" + 0.068*"life" + 0.065*"country"')</text:p>
      <text:p text:style-name="P222">(4, u'0.195*"people" + 0.073*"spirit" + 0.041*"human" + 0.036*"month"')</text:p>
      <text:p text:style-name="P223"/>
      <text:p text:style-name="P224">1984.txt</text:p>
      <text:p text:style-name="P225">(0, u'0.154*"world" + 0.150*"commonwealth" + 0.051*"years" + 0.050*"nation"')</text:p>
      <text:p text:style-name="P226">(1, u'0.073*"neighbour" + 0.057*"christ" + 0.051*"learn" + 0.051*"great"')</text:p>
      <text:p text:style-name="P227">(2, u'0.087*"better" + 0.069*"peace" + 0.069*"great" + 0.061*"believe"')</text:p>
      <text:p text:style-name="P228">(3, u'0.164*"child" + 0.102*"family" + 0.054*"think" + 0.040*"become"')</text:p>
      <text:p text:style-name="P229">(4, u'0.281*"christmas" + 0.114*"family" + 0.105*"happy" + 0.050*"together"')</text:p>
      <text:p text:style-name="P230"/>
      <text:p text:style-name="P231">1985.txt</text:p>
      <text:p text:style-name="P232">(0, u'0.110*"people" + 0.058*"better" + 0.037*"community" +<text:s/>0.034*"believe"')</text:p>
      <text:p text:style-name="P233">(1, u'0.066*"years" + 0.052*"community" + 0.048*"others" + 0.046*"every"')</text:p>
      <text:p text:style-name="P234">(2, u'0.138*"commonwealth" + 0.108*"world" + 0.074*"country" + 0.055*"people"')</text:p>
      <text:p text:style-name="P235">(3, u'0.073*"people" + 0.064*"christ" + 0.063*"example" + 0.060*"life"')</text:p>
      <text:p text:style-name="P236">(4, u'0.215*"christmas" + 0.080*"happy" + 0.049*"peace" + 0.041*"world"')</text:p>
      <text:p text:style-name="P237"/>
      <text:p text:style-name="P238">1986.txt</text:p>
      <text:p text:style-name="P239">(0, u'0.091*"others" + 0.086*"people" + 0.051*"country" + 0.046*"visit"')</text:p>
      <text:p text:style-name="P240">(1, u'0.142*"world" + 0.109*"child" + 0.068*"country" + 0.061*"people"')</text:p>
      <text:p text:style-name="P241">(2, u'0.088*"christmas" + 0.088*"message" + 0.060*"important" + 0.044*"people"')</text:p>
      <text:p text:style-name="P242">(3, u'0.234*"christmas" + 0.115*"happy" + 0.102*"people" + 0.100*"family"')</text:p>
      <text:p text:style-name="P243">(4, u'0.106*"family" + 0.067*"christmas" + 0.067*"christ" + 0.059*"example"')</text:p>
      <text:p text:style-name="P244"/>
      <text:p text:style-name="P245">1987.txt</text:p>
      <text:p text:style-name="P246">(0, u'0.167*"commonwealth" + 0.068*"country" +<text:s/>0.050*"nation" + 0.047*"people"')</text:p>
      <text:p text:style-name="P247">(1, u'0.088*"courage" + 0.059*"often" + 0.052*"event" + 0.039*"family"')</text:p>
      <text:p text:style-name="P248">(2, u'0.342*"christmas" + 0.117*"happy" + 0.092*"family" + 0.035*"every"')</text:p>
      <text:p text:style-name="P249">(3, u'0.116*"people" + 0.087*"world" + 0.057*"years" + 0.052*"message"')</text:p>
      <text:p text:style-name="P250">(4, u'0.106*"world" + 0.104*"family" + 0.075*"community" + 0.063*"change"')</text:p>
      <text:p text:style-name="P251"/>
      <text:p text:style-name="P252">1988.txt</text:p>
      <text:p text:style-name="P253">(0, u'0.151*"commonwealth" + 0.122*"people" + 0.086*"country" + 0.036*"every"')</text:p>
      <text:p text:style-name="P254">(1, u'0.056*"still" + 0.052*"nation" + 0.035*"message" + 0.034*"learn"')</text:p>
      <text:p text:style-name="P255">(2, u'0.106*"great" + 0.053*"years" + 0.030*"life" + 0.028*"history"')</text:p>
      <text:p text:style-name="P256">(3, u'0.047*"people" + 0.039*"place" + 0.039*"family" + 0.037*"visit"')</text:p>
      <text:p text:style-name="P257">(4, u'0.187*"christmas" + 0.065*"family" + 0.056*"happy" + 0.038*"message"')</text:p>
      <text:p text:style-name="P258"/>
      <text:p text:style-name="P259">1989.txt</text:p>
      <text:p text:style-name="P260">(0, u'0.179*"christmas" + 0.107*"happy" +<text:s/>0.055*"change" + 0.044*"future"')</text:p>
      <text:p text:style-name="P261">(1, u'0.098*"people" + 0.065*"great" + 0.037*"commonwealth" + 0.033*"together"')</text:p>
      <text:soft-page-break/>
      <text:p text:style-name="P262">(2, u'0.113*"christmas" + 0.074*"child" + 0.053*"years" + 0.050*"message"')</text:p>
      <text:p text:style-name="P263">(3, u'0.059*"christ" + 0.051*"life" + 0.047*"still" +<text:s/>0.045*"others"')</text:p>
      <text:p text:style-name="P264">(4, u'0.140*"world" + 0.100*"commonwealth" + 0.071*"country" + 0.046*"people"')</text:p>
      <text:p text:style-name="P265"/>
      <text:p text:style-name="P266">1990.txt</text:p>
      <text:p text:style-name="P267">(0, u'0.082*"others" + 0.058*"christmas" + 0.057*"years" + 0.050*"spirit"')</text:p>
      <text:p text:style-name="P268">(1, u'0.195*"family" + 0.055*"people" + 0.055*"community" + 0.052*"christmas"')</text:p>
      <text:p text:style-name="P269">(2, u'0.100*"life" + 0.100*"christmas" + 0.091*"happy" + 0.045*"courage"')</text:p>
      <text:p text:style-name="P270">(3, u'0.097*"people" + 0.062*"world" + 0.051*"britain" + 0.039*"would"')</text:p>
      <text:p text:style-name="P271">(4, u'0.143*"christmas" + 0.121*"world" + 0.065*"people" + 0.047*"today"')</text:p>
      <text:p text:style-name="P272"/>
      <text:p text:style-name="P273">1991.txt</text:p>
      <text:p text:style-name="P274">(0, u'0.140*"people" + 0.038*"world" + 0.038*"life" + 0.030*"bring"')</text:p>
      <text:p text:style-name="P275">(1, u'0.148*"christmas" + 0.061*"world" + 0.061*"family" + 0.048*"every"')</text:p>
      <text:p text:style-name="P276">(2, u'0.063*"change" + 0.045*"event" + 0.038*"anniversary" + 0.037*"future"')</text:p>
      <text:p text:style-name="P277">(3, u'0.072*"christmas" + 0.045*"message" + 0.042*"faith" + 0.041*"people"')</text:p>
      <text:p text:style-name="P278">(4, u'0.118*"commonwealth" + 0.052*"country" + 0.050*"nation" + 0.049*"family"')</text:p>
      <text:p text:style-name="P279"/>
      <text:p text:style-name="P280">1992.txt</text:p>
      <text:p text:style-name="P281">(0, u'0.155*"commonwealth" + 0.110*"people" + 0.103*"world" + 0.072*"country"')</text:p>
      <text:p text:style-name="P282">(1, u'0.224*"christmas" + 0.108*"happy" + 0.055*"change"<text:s/>+ 0.051*"years"')</text:p>
      <text:p text:style-name="P283">(2, u'0.084*"christ" + 0.053*"example" + 0.051*"life" + 0.036*"others"')</text:p>
      <text:p text:style-name="P284">(3, u'0.145*"family" + 0.066*"great" + 0.038*"christmas" + 0.035*"faith"')</text:p>
      <text:p text:style-name="P285">(4, u'0.062*"first" + 0.056*"christmas" + 0.042*"people" + 0.041*"world"')</text:p>
      <text:p text:style-name="P286"/>
      <text:p text:style-name="P287">1993.txt</text:p>
      <text:p text:style-name="P288">(0,<text:s/>u'0.074*"story" + 0.063*"little" + 0.061*"never" + 0.048*"without"')</text:p>
      <text:p text:style-name="P289">(1, u'0.136*"people" + 0.082*"world" + 0.046*"message" + 0.043*"christmas"')</text:p>
      <text:p text:style-name="P290">(2, u'0.125*"christmas" + 0.080*"happy" + 0.077*"commonwealth" + 0.067*"years"')</text:p>
      <text:p text:style-name="P291">(3, u'0.118*"family" + 0.065*"commonwealth" + 0.058*"nation" + 0.049*"together"')</text:p>
      <text:p text:style-name="P292">(4, u'0.137*"child" + 0.054*"christmas" + 0.041*"world" + 0.040*"family"')</text:p>
      <text:p text:style-name="P293"/>
      <text:p text:style-name="P294">1994.txt</text:p>
      <text:p text:style-name="P295">(0, u'0.090*"others" + 0.079*"people" + 0.049*"different" + 0.044*"commonwealth"')</text:p>
      <text:p text:style-name="P296">(1, u'0.101*"christmas" + 0.058*"great" + 0.048*"neighbour" + 0.047*"prince"')</text:p>
      <text:p text:style-name="P297">(2, u'0.103*"people" + 0.048*"world" + 0.042*"bring" + 0.041*"spirit"')</text:p>
      <text:p text:style-name="P298">(3, u'0.150*"christmas" + 0.107*"commonwealth" + 0.073*"country" + 0.067*"happy"')</text:p>
      <text:p text:style-name="P299">(4, u'0.145*"world" + 0.092*"child" + 0.041*"great" + 0.039*"people"')</text:p>
      <text:p text:style-name="P300"/>
      <text:p text:style-name="P301">1995.txt</text:p>
      <text:p text:style-name="P302">(0, u'0.091*"christ" + 0.078*"courage" + 0.054*"neighbour" + 0.041*"think"')</text:p>
      <text:p text:style-name="P303">(1, u'0.174*"commonwealth" + 0.102*"country" + 0.051*"people" + 0.048*"world"')</text:p>
      <text:p text:style-name="P304">(2, u'0.185*"world" + 0.153*"people" + 0.073*"christmas" + 0.050*"life"')</text:p>
      <text:p text:style-name="P305">(3, u'0.126*"child" + 0.094*"years" + 0.072*"people" + 0.059*"others"')</text:p>
      <text:p text:style-name="P306">(4, u'0.272*"christmas" + 0.135*"family" + 0.108*"happy" + 0.042*"would"')</text:p>
      <text:p text:style-name="P307"/>
      <text:p text:style-name="P308">1996.txt</text:p>
      <text:p text:style-name="P309">(0, u'0.118*"child" + 0.048*"prince" + 0.041*"family" + 0.039*"times"')</text:p>
      <text:p text:style-name="P310">(1, u'0.082*"people" +<text:s/>0.076*"world" + 0.051*"years" + 0.040*"message"')</text:p>
      <text:p text:style-name="P311">(2, u'0.116*"christmas" + 0.094*"commonwealth" + 0.072*"happy" + 0.065*"world"')</text:p>
      <text:p text:style-name="P312">(3, u'0.099*"people" + 0.054*"still" + 0.046*"courage" + 0.045*"christ"')</text:p>
      <text:p text:style-name="P313">(4, u'0.105*"christmas" + 0.069*"family" + 0.059*"great" + 0.049*"service"')</text:p>
      <text:p text:style-name="P314"/>
      <text:p text:style-name="P315">1997.txt</text:p>
      <text:p text:style-name="P316">(0, u'0.059*"world" + 0.047*"change" + 0.046*"nation" + 0.040*"message"')</text:p>
      <text:p text:style-name="P317">(1, u'0.099*"years" + 0.093*"family" + 0.033*"prince" + 0.030*"today"')</text:p>
      <text:p text:style-name="P318">(2, u'0.331*"christmas" + 0.114*"happy" + 0.048*"family" + 0.033*"bless"')</text:p>
      <text:p text:style-name="P319">(3, u'0.166*"people" + 0.054*"world" + 0.042*"life" + 0.036*"others"')</text:p>
      <text:p text:style-name="P320">(4, u'0.149*"commonwealth" + 0.080*"country" + 0.073*"world" + 0.052*"great"')</text:p>
      <text:p text:style-name="P321"/>
      <text:p text:style-name="P322">1998.txt</text:p>
      <text:p text:style-name="P323">(0, u'0.102*"people" + 0.099*"commonwealth" + 0.094*"country" + 0.051*"world"')</text:p>
      <text:p text:style-name="P324">(1, u'0.089*"great" + 0.064*"world" + 0.046*"things" + 0.046*"people"')</text:p>
      <text:p text:style-name="P325">(2, u'0.126*"child" + 0.116*"family" + 0.074*"christmas" + 0.035*"prince"')</text:p>
      <text:p text:style-name="P326">(3, u'0.088*"commonwealth" + 0.059*"nation" + 0.049*"family" + 0.040*"community"')</text:p>
      <text:p text:style-name="P327">(4, u'0.176*"christmas" + 0.075*"happy"<text:s/>+ 0.051*"people" + 0.050*"world"')</text:p>
      <text:p text:style-name="P328"/>
      <text:p text:style-name="P329">1999.txt</text:p>
      <text:p text:style-name="P330">(0, u'0.085*"years" + 0.084*"country" + 0.046*"sense" + 0.038*"event"')</text:p>
      <text:p text:style-name="P331">(1, u'0.309*"christmas" + 0.105*"happy" + 0.086*"message" + 0.050*"every"')</text:p>
      <text:p text:style-name="P332">(2, u'0.152*"commonwealth" + 0.064*"nation" + 0.047*"country" +<text:s/>0.039*"together"')</text:p>
      <text:p text:style-name="P333">(3, u'0.094*"others" + 0.044*"share" + 0.042*"people" + 0.037*"thousand"')</text:p>
      <text:p text:style-name="P334">(4, u'0.130*"people" + 0.085*"great" + 0.042*"future" + 0.038*"better"')</text:p>
      <text:p text:style-name="P335"/>
      <text:p text:style-name="P336">2000.txt</text:p>
      <text:p text:style-name="P337">(0, u'0.375*"christmas" + 0.133*"happy" + 0.064*"first" + 0.027*"learn"')</text:p>
      <text:p text:style-name="P338">(1,<text:s/>u'0.090*"world" + 0.056*"others" + 0.046*"life" + 0.045*"message"')</text:p>
      <text:p text:style-name="P339">(2, u'0.121*"years" + 0.049*"history" + 0.044*"think" + 0.042*"woman"')</text:p>
      <text:p text:style-name="P340">(3, u'0.190*"commonwealth" + 0.099*"country" + 0.076*"world" + 0.044*"never"')</text:p>
      <text:p text:style-name="P341">(4, u'0.089*"courage" + 0.084*"great"<text:s/>+ 0.082*"change" + 0.046*"world"')</text:p>
      <text:p text:style-name="P342"/>
      <text:p text:style-name="P343">2001.txt</text:p>
      <text:p text:style-name="P344">(0, u'0.170*"christmas" + 0.103*"family" + 0.059*"every" + 0.046*"others"')</text:p>
      <text:p text:style-name="P345">(1, u'0.108*"country" + 0.045*"often" + 0.043*"great" + 0.042*"would"')</text:p>
      <text:p text:style-name="P346">(2, u'0.088*"nation" + 0.057*"future" + 0.055*"family" +<text:s/>0.035*"christmas"')</text:p>
      <text:p text:style-name="P347">(3, u'0.157*"people" + 0.102*"world" + 0.063*"christmas" + 0.061*"happy"')</text:p>
      <text:p text:style-name="P348">(4, u'0.084*"christ" + 0.056*"birth" + 0.047*"bring" + 0.042*"learn"')</text:p>
      <text:p text:style-name="P349"/>
      <text:p text:style-name="P350">2002.txt</text:p>
      <text:p text:style-name="P351">(0, u'0.107*"christmas" + 0.059*"every" + 0.056*"faith" + 0.046*"today"')</text:p>
      <text:p text:style-name="P352">(1, u'0.068*"service" + 0.064*"people" + 0.057*"commonwealth" + 0.040*"others"')</text:p>
      <text:p text:style-name="P353">(2, u'0.092*"life" + 0.071*"message" + 0.068*"first" + 0.062*"example"')</text:p>
      <text:p text:style-name="P354">(3, u'0.197*"christmas" + 0.113*"happy" + 0.107*"great" + 0.081*"people"')</text:p>
      <text:p text:style-name="P355">(4, u'0.172*"world" +<text:s/>0.112*"commonwealth" + 0.083*"country" + 0.056*"people"')</text:p>
      <text:p text:style-name="P356"/>
      <text:p text:style-name="P357">2003.txt</text:p>
      <text:p text:style-name="P358">(0, u'0.149*"commonwealth" + 0.103*"family" + 0.067*"country" + 0.060*"nation"')</text:p>
      <text:p text:style-name="P359">(1, u'0.077*"woman" + 0.060*"think" + 0.059*"celebrate" + 0.047*"christmas"')</text:p>
      <text:p text:style-name="P360">(2, u'0.300*"christmas" + 0.129*"happy" + 0.078*"family" + 0.041*"child"')</text:p>
      <text:p text:style-name="P361">(3, u'0.128*"people" + 0.095*"others" + 0.076*"great" + 0.065*"life"')</text:p>
      <text:p text:style-name="P362">(4, u'0.084*"people" + 0.069*"faith" + 0.068*"peace" + 0.068*"christmas"')</text:p>
      <text:p text:style-name="P363"/>
      <text:p text:style-name="P364">2004.txt</text:p>
      <text:p text:style-name="P365">(0, u'0.080*"still" + 0.079*"neighbour" + 0.065*"community" + 0.063*"every"')</text:p>
      <text:soft-page-break/>
      <text:p text:style-name="P366">(1, u'0.335*"christmas" + 0.107*"happy" + 0.105*"child" + 0.059*"family"')</text:p>
      <text:p text:style-name="P367">(2, u'0.219*"people" + 0.057*"country" + 0.038*"different" + 0.038*"great"')</text:p>
      <text:p text:style-name="P368">(3, u'0.155*"family" + 0.075*"together" + 0.074*"future" + 0.070*"friend"')</text:p>
      <text:p text:style-name="P369">(4,<text:s/>u'0.110*"others" + 0.106*"great" + 0.052*"never" + 0.042*"moment"')</text:p>
      <text:p text:style-name="P370"/>
      <text:p text:style-name="P371">2005.txt</text:p>
      <text:p text:style-name="P372">(0, u'0.166*"christmas" + 0.078*"happy" + 0.055*"message" + 0.049*"faith"')</text:p>
      <text:p text:style-name="P373">(1, u'0.093*"every" + 0.086*"great" + 0.056*"christmas" + 0.042*"life"')</text:p>
      <text:p text:style-name="P374">(2, u'0.149*"family" + 0.081*"christmas" + 0.050*"community" + 0.043*"change"')</text:p>
      <text:p text:style-name="P375">(3, u'0.156*"commonwealth" + 0.146*"people" + 0.094*"world" + 0.066*"country"')</text:p>
      <text:p text:style-name="P376">(4, u'0.068*"better" + 0.055*"great" + 0.052*"times" + 0.049*"neighbour"')</text:p>
      <text:p text:style-name="P377"/>
      <text:p text:style-name="P378">2006.txt</text:p>
      <text:p text:style-name="P379">(0, u'0.243*"christmas" + 0.112*"family"<text:s/>+ 0.090*"happy" + 0.036*"member"')</text:p>
      <text:p text:style-name="P380">(1, u'0.177*"world" + 0.156*"people" + 0.026*"great" + 0.023*"future"')</text:p>
      <text:p text:style-name="P381">(2, u'0.100*"child" + 0.078*"christ" + 0.077*"christmas" + 0.051*"birth"')</text:p>
      <text:p text:style-name="P382">(3, u'0.089*"community" + 0.059*"family" + 0.042*"often" + 0.042*"strength"')</text:p>
      <text:p text:style-name="P383">(4, u'0.063*"peace" + 0.056*"better" + 0.053*"great" + 0.052*"people"')</text:p>
      <text:p text:style-name="P384"/>
      <text:p text:style-name="P385">2007.txt</text:p>
      <text:p text:style-name="P386">(0, u'0.182*"christmas" + 0.095*"happy" + 0.066*"great" + 0.053*"christ"')</text:p>
      <text:p text:style-name="P387">(1, u'0.173*"world" + 0.066*"people" + 0.061*"christmas" + 0.050*"message"')</text:p>
      <text:p text:style-name="P388">(2, u'0.104*"people" + 0.063*"family" + 0.061*"community" + 0.058*"together"')</text:p>
      <text:p text:style-name="P389">(3, u'0.124*"years" + 0.084*"change" + 0.068*"human" + 0.050*"prince"')</text:p>
      <text:p text:style-name="P390">(4, u'0.127*"child" + 0.115*"family" + 0.083*"christmas" + 0.043*"every"')</text:p>
      <text:p text:style-name="P391"/>
      <text:p text:style-name="P392">2008.txt</text:p>
      <text:p text:style-name="P393">(0, u'0.096*"christmas" + 0.082*"world" + 0.057*"happy" + 0.053*"people"')</text:p>
      <text:p text:style-name="P394">(1, u'0.082*"future" + 0.060*"christmas" + 0.043*"woman" + 0.037*"world"')</text:p>
      <text:p text:style-name="P395">(2, u'0.100*"people" + 0.045*"example" + 0.042*"life" + 0.039*"great"')</text:p>
      <text:p text:style-name="P396">(3, u'0.079*"people" + 0.069*"years" + 0.061*"world" + 0.060*"peace"')</text:p>
      <text:p text:style-name="P397">(4, u'0.155*"family" + 0.144*"christmas" + 0.048*"message" + 0.043*"friend"')</text:p>
      <text:p text:style-name="P398"/>
      <text:p text:style-name="P399">2009.txt</text:p>
      <text:p text:style-name="P400">(0, u'0.132*"family" + 0.126*"commonwealth" + 0.049*"nation" + 0.047*"world"')</text:p>
      <text:p text:style-name="P401">(1, u'0.096*"great" + 0.063*"neighbour" + 0.045*"christian" + 0.044*"life"')</text:p>
      <text:p text:style-name="P402">(2,<text:s/>u'0.270*"christmas" + 0.142*"happy" + 0.059*"never" + 0.039*"event"')</text:p>
      <text:p text:style-name="P403">(3, u'0.123*"world" + 0.084*"future" + 0.069*"others" + 0.054*"better"')</text:p>
      <text:p text:style-name="P404">(4, u'0.195*"people" + 0.084*"christmas" + 0.077*"today" + 0.073*"years"')</text:p>
      <text:p text:style-name="P405"/>
      <text:p text:style-name="P406">2010.txt</text:p>
      <text:p text:style-name="P407">(0, u'0.252*"christmas" +<text:s/>0.099*"happy" + 0.073*"every" + 0.070*"family"')</text:p>
      <text:p text:style-name="P408">(1, u'0.193*"commonwealth" + 0.106*"country" + 0.056*"world" + 0.043*"different"')</text:p>
      <text:p text:style-name="P409">(2, u'0.077*"christ" + 0.057*"birth" + 0.056*"would" + 0.054*"celebrate"')</text:p>
      <text:p text:style-name="P410">(3, u'0.088*"world" + 0.078*"christmas" + 0.071*"family" + 0.061*"future"')</text:p>
      <text:p text:style-name="P411">(4, u'0.210*"people" + 0.080*"world" + 0.048*"community" + 0.044*"family"')</text:p>
      <text:p text:style-name="P412"/>
      <text:p text:style-name="P413">2011.txt</text:p>
      <text:p text:style-name="P414">(0, u'0.244*"christmas" + 0.080*"happy" + 0.056*"message" + 0.039*"world"')</text:p>
      <text:p text:style-name="P415">(1, u'0.141*"people" + 0.070*"world" + 0.048*"christ" + 0.037*"life"')</text:p>
      <text:p text:style-name="P416">(2, u'0.171*"commonwealth" + 0.058*"great" + 0.050*"years" + 0.049*"world"')</text:p>
      <text:p text:style-name="P417">(3, u'0.118*"family" + 0.094*"child" + 0.035*"faith" + 0.034*"prince"')</text:p>
      <text:soft-page-break/>
      <text:p text:style-name="P418">(4, u'0.053*"people" + 0.051*"world" + 0.050*"service" + 0.043*"sense"')</text:p>
      <text:p text:style-name="P419"/>
      <text:p text:style-name="P420">2012.txt</text:p>
      <text:p text:style-name="P421">(0, u'0.264*"christmas" + 0.122*"family" + 0.102*"happy" + 0.047*"child"')</text:p>
      <text:p text:style-name="P422">(1, u'0.082*"commonwealth" + 0.057*"family" + 0.049*"nation" + 0.039*"future"')</text:p>
      <text:p text:style-name="P423">(2, u'0.106*"commonwealth" + 0.063*"people" + 0.063*"child" + 0.063*"every"')</text:p>
      <text:p text:style-name="P424">(3, u'0.113*"people" + 0.049*"christ" + 0.047*"years" + 0.041*"example"')</text:p>
      <text:p text:style-name="P425">(4, u'0.062*"people" + 0.062*"others" + 0.052*"life" + 0.044*"service"')</text:p>
      <text:p text:style-name="P426"/>
      <text:p text:style-name="P427">2013.txt</text:p>
      <text:p text:style-name="P428">(0, u'0.209*"christmas" + 0.100*"happy" + 0.082*"family" + 0.045*"world"')</text:p>
      <text:p text:style-name="P429">(1, u'0.111*"christmas" + 0.081*"years" + 0.060*"first" + 0.060*"service"')</text:p>
      <text:p text:style-name="P430">(2, u'0.080*"others" + 0.076*"change" + 0.065*"faith" + 0.037*"years"')</text:p>
      <text:p text:style-name="P431">(3, u'0.147*"people" + 0.104*"world" + 0.052*"great" + 0.041*"things"')</text:p>
      <text:p text:style-name="P432">(4, u'0.171*"commonwealth" + 0.069*"nation" + 0.058*"family" + 0.051*"together"')</text:p>
      <text:p text:style-name="P433"/>
      <text:p text:style-name="P434">2014.txt</text:p>
      <text:p text:style-name="P435">(0,<text:s/>u'0.110*"people" + 0.047*"would" + 0.047*"others" + 0.038*"christmas"')</text:p>
      <text:p text:style-name="P436">(1, u'0.304*"christmas" + 0.137*"happy" + 0.029*"faith" + 0.026*"different"')</text:p>
      <text:p text:style-name="P437">(2, u'0.073*"great" + 0.052*"nation" + 0.043*"commonwealth" + 0.043*"country"')</text:p>
      <text:p text:style-name="P438">(3, u'0.151*"world" + 0.132*"commonwealth" + 0.076*"people" + 0.057*"country"')</text:p>
      <text:p text:style-name="P439">(4, u'0.079*"years" + 0.074*"christmas" + 0.070*"future" + 0.042*"today"')</text:p>
      <text:p text:style-name="P440"/>
      <text:p text:style-name="P441">2015.txt</text:p>
      <text:p text:style-name="P442">(0, u'0.073*"christmas" + 0.053*"world" + 0.046*"others" + 0.046*"people"')</text:p>
      <text:p text:style-name="P443">(1, u'0.122*"christmas" + 0.111*"happy" +<text:s/>0.090*"people" + 0.069*"community"')</text:p>
      <text:p text:style-name="P444">(2, u'0.099*"christmas" + 0.083*"family" + 0.074*"child" + 0.048*"message"')</text:p>
      <text:p text:style-name="P445">(3, u'0.136*"first" + 0.061*"years" + 0.054*"month" + 0.048*"think"')</text:p>
      <text:p text:style-name="P446">(4, u'0.156*"commonwealth" + 0.095*"world" + 0.083*"people" +<text:s/>0.082*"country"')</text:p>
      <text:p text:style-name="P447"/>
      <text:p text:style-name="P448">2016.txt</text:p>
      <text:p text:style-name="P449">(0, u'0.222*"christmas" + 0.088*"happy" + 0.075*"message" + 0.064*"people"')</text:p>
      <text:p text:style-name="P450">(1, u'0.074*"world" + 0.056*"christ" + 0.054*"people" + 0.042*"example"')</text:p>
      <text:p text:style-name="P451">(2, u'0.074*"courage" + 0.064*"great" + 0.057*"event" + 0.051*"often"')</text:p>
      <text:p text:style-name="P452">(3, u'0.091*"years" + 0.076*"world" + 0.065*"christmas" + 0.059*"never"')</text:p>
      <text:p text:style-name="P453">(4, u'0.160*"commonwealth" + 0.088*"people" + 0.084*"country" + 0.051*"world"')</text:p>
      <text:p text:style-name="P454"/>
      <text:p text:style-name="P455">2017.txt</text:p>
      <text:p text:style-name="P456">(0, u'0.075*"christmas" + 0.058*"years" + 0.054*"today" + 0.053*"message"')</text:p>
      <text:p text:style-name="P457">(1, u'0.085*"family"<text:s/>+ 0.081*"nation" + 0.077*"commonwealth" + 0.041*"event"')</text:p>
      <text:p text:style-name="P458">(2, u'0.236*"christmas" + 0.113*"happy" + 0.065*"family" + 0.048*"others"')</text:p>
      <text:p text:style-name="P459">(3, u'0.119*"child" + 0.065*"think" + 0.049*"people" + 0.034*"forget"')</text:p>
      <text:p text:style-name="P460">(4, u'0.122*"commonwealth" + 0.119*"people" + 0.043*"together" + 0.042*"family"')</text:p>
      <text:p text:style-name="P461"/>
      <text:p text:style-name="P462">2018.txt</text:p>
      <text:p text:style-name="P463">(0, u'0.140*"great" + 0.053*"people" + 0.039*"faith" + 0.036*"inspire"')</text:p>
      <text:p text:style-name="P464">(1, u'0.106*"child" + 0.093*"family" + 0.093*"christmas" + 0.083*"years"')</text:p>
      <text:p text:style-name="P465">(2, u'0.174*"christmas" + 0.122*"commonwealth" + 0.088*"happy" +<text:s/>0.050*"country"')</text:p>
      <text:p text:style-name="P466">(3, u'0.067*"friend" + 0.063*"message" + 0.042*"believe" + 0.039*"family"')</text:p>
      <text:p text:style-name="P467">(4, u'0.135*"people" + 0.131*"world" + 0.045*"commonwealth" + 0.042*"better"')</text:p>
      <text:p text:style-name="P468"/>
      <text:p text:style-name="P469"/>
      <text:p text:style-name="P4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a Richardson</meta:initial-creator>
    <dc:creator>Anna Richardson</dc:creator>
    <meta:creation-date>2019-07-05T10:55:00Z</meta:creation-date>
    <dc:date>2019-07-10T13:25:00Z</dc:date>
    <meta:template xlink:href="Normal" xlink:type="simple"/>
    <meta:editing-cycles>3</meta:editing-cycles>
    <meta:editing-duration>PT180S</meta:editing-duration>
    <meta:document-statistic meta:page-count="10" meta:paragraph-count="51" meta:word-count="3825" meta:character-count="25580" meta:row-count="181" meta:non-whitespace-character-count="21806"/>
  </office:meta>
</office:document-meta>
</file>